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94000006003DD3243F.svm"/>
  <manifest:file-entry manifest:media-type="" manifest:full-path="Pictures/2000000700000B7A000005E5BA528B9E.svm"/>
  <manifest:file-entry manifest:media-type="" manifest:full-path="Pictures/200000070000314E0000191EF891E3AE.svm"/>
  <manifest:file-entry manifest:media-type="" manifest:full-path="Pictures/20000007000022F00000064F812D78E0.svm"/>
  <manifest:file-entry manifest:media-type="" manifest:full-path="Pictures/200000070000251C0000132070C21800.svm"/>
  <manifest:file-entry manifest:media-type="" manifest:full-path="Pictures/2000000700000B7A000005E57D859A9F.svm"/>
  <manifest:file-entry manifest:media-type="" manifest:full-path="Pictures/200000070000358A00002497068C81D0.svm"/>
  <manifest:file-entry manifest:media-type="" manifest:full-path="Pictures/2000000700001E990000145D80BFECD7.svm"/>
  <manifest:file-entry manifest:media-type="" manifest:full-path="Pictures/20000007000079CE00004AA3132D5E92.svm"/>
  <manifest:file-entry manifest:media-type="" manifest:full-path="Pictures/20000007000022D5000006695DF50C43.svm"/>
  <manifest:file-entry manifest:media-type="" manifest:full-path="Pictures/2000000700002A6100000EFD220B8738.svm"/>
  <manifest:file-entry manifest:media-type="" manifest:full-path="Pictures/2000000700000BFE00000669C249F432.svm"/>
  <manifest:file-entry manifest:media-type="" manifest:full-path="Pictures/200000070000226C0000061AB72A40C2.svm"/>
  <manifest:file-entry manifest:media-type="" manifest:full-path="Pictures/2000000700003394000007233144DF04.svm"/>
  <manifest:file-entry manifest:media-type="" manifest:full-path="Pictures/2000000700007941000049ACADAD0065.svm"/>
  <manifest:file-entry manifest:media-type="" manifest:full-path="Pictures/20000007000032710000059625B0E220.svm"/>
  <manifest:file-entry manifest:media-type="" manifest:full-path="Pictures/2000000700002E3400000969513F3FB4.svm"/>
  <manifest:file-entry manifest:media-type="" manifest:full-path="Pictures/20000007000023A900000600727A1F39.svm"/>
  <manifest:file-entry manifest:media-type="" manifest:full-path="Pictures/20000007000022370000061A1CA2F8DC.svm"/>
  <manifest:file-entry manifest:media-type="" manifest:full-path="Pictures/2000000700000B9400000600AFB0D96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2" svg:font-family="'Angsana New'"/>
    <style:font-face style:name="AngsanaNew" svg:font-family="AngsanaNew"/>
    <style:font-face style:name="AngsanaNew1" svg:font-family="AngsanaNew" style:font-family-generic="roman"/>
    <style:font-face style:name="AngsanaNew,Italic1" svg:font-family="'AngsanaNew,Italic'" style:font-family-generic="roman"/>
    <style:font-face style:name="AngsanaNew,Italic" svg:font-family="'AngsanaNew,Italic'" style:font-family-generic="script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 New3" svg:font-family="'Angsana New'" style:font-adornments="Regular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2.171cm" table:align="margins"/>
    </style:style>
    <style:style style:name="Table1.A" style:family="table-column">
      <style:table-column-properties style:column-width="5.496cm" style:rel-column-width="29594*"/>
    </style:style>
    <style:style style:name="Table1.B" style:family="table-column">
      <style:table-column-properties style:column-width="6.675cm" style:rel-column-width="35941*"/>
    </style:style>
    <style:style style:name="Table1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ff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2.171cm" table:align="margins"/>
    </style:style>
    <style:style style:name="Table2.A" style:family="table-column">
      <style:table-column-properties style:column-width="6.085cm" style:rel-column-width="32767*"/>
    </style:style>
    <style:style style:name="Table2.B" style:family="table-column">
      <style:table-column-properties style:column-width="6.08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2.171cm" table:align="margins"/>
    </style:style>
    <style:style style:name="Table6.A" style:family="table-column">
      <style:table-column-properties style:column-width="2.746cm" style:rel-column-width="14790*"/>
    </style:style>
    <style:style style:name="Table6.B" style:family="table-column">
      <style:table-column-properties style:column-width="1.898cm" style:rel-column-width="10224*"/>
    </style:style>
    <style:style style:name="Table6.C" style:family="table-column">
      <style:table-column-properties style:column-width="7.525cm" style:rel-column-width="40521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2.171cm" table:align="margins"/>
    </style:style>
    <style:style style:name="Table3.A" style:family="table-column">
      <style:table-column-properties style:column-width="3.037cm" style:rel-column-width="16352*"/>
    </style:style>
    <style:style style:name="Table3.B" style:family="table-column">
      <style:table-column-properties style:column-width="9.133cm" style:rel-column-width="4918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2.171cm" table:align="margins"/>
    </style:style>
    <style:style style:name="Table7.A" style:family="table-column">
      <style:table-column-properties style:column-width="2.746cm" style:rel-column-width="14790*"/>
    </style:style>
    <style:style style:name="Table7.B" style:family="table-column">
      <style:table-column-properties style:column-width="1.898cm" style:rel-column-width="10224*"/>
    </style:style>
    <style:style style:name="Table7.C" style:family="table-column">
      <style:table-column-properties style:column-width="7.525cm" style:rel-column-width="4052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2.171cm" table:align="margins"/>
    </style:style>
    <style:style style:name="Table4.A" style:family="table-column">
      <style:table-column-properties style:column-width="3.037cm" style:rel-column-width="16352*"/>
    </style:style>
    <style:style style:name="Table4.B" style:family="table-column">
      <style:table-column-properties style:column-width="9.133cm" style:rel-column-width="4918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2.171cm" table:align="margins"/>
    </style:style>
    <style:style style:name="Table8.A" style:family="table-column">
      <style:table-column-properties style:column-width="2.746cm" style:rel-column-width="14790*"/>
    </style:style>
    <style:style style:name="Table8.B" style:family="table-column">
      <style:table-column-properties style:column-width="1.898cm" style:rel-column-width="10224*"/>
    </style:style>
    <style:style style:name="Table8.C" style:family="table-column">
      <style:table-column-properties style:column-width="7.525cm" style:rel-column-width="4052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2.171cm" table:align="margins"/>
    </style:style>
    <style:style style:name="Table13.A" style:family="table-column">
      <style:table-column-properties style:column-width="2.746cm" style:rel-column-width="14790*"/>
    </style:style>
    <style:style style:name="Table13.B" style:family="table-column">
      <style:table-column-properties style:column-width="2.291cm" style:rel-column-width="12342*"/>
    </style:style>
    <style:style style:name="Table13.C" style:family="table-column">
      <style:table-column-properties style:column-width="7.131cm" style:rel-column-width="38403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2.171cm" table:align="margins"/>
    </style:style>
    <style:style style:name="Table9.A" style:family="table-column">
      <style:table-column-properties style:column-width="2.746cm" style:rel-column-width="14790*"/>
    </style:style>
    <style:style style:name="Table9.B" style:family="table-column">
      <style:table-column-properties style:column-width="1.898cm" style:rel-column-width="10224*"/>
    </style:style>
    <style:style style:name="Table9.C" style:family="table-column">
      <style:table-column-properties style:column-width="7.525cm" style:rel-column-width="4052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2.171cm" table:align="margins"/>
    </style:style>
    <style:style style:name="Table14.A" style:family="table-column">
      <style:table-column-properties style:column-width="2.746cm" style:rel-column-width="14790*"/>
    </style:style>
    <style:style style:name="Table14.B" style:family="table-column">
      <style:table-column-properties style:column-width="2.291cm" style:rel-column-width="12342*"/>
    </style:style>
    <style:style style:name="Table14.C" style:family="table-column">
      <style:table-column-properties style:column-width="7.131cm" style:rel-column-width="38403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2.171cm" table:align="margins"/>
    </style:style>
    <style:style style:name="Table10.A" style:family="table-column">
      <style:table-column-properties style:column-width="2.746cm" style:rel-column-width="14790*"/>
    </style:style>
    <style:style style:name="Table10.B" style:family="table-column">
      <style:table-column-properties style:column-width="1.898cm" style:rel-column-width="10224*"/>
    </style:style>
    <style:style style:name="Table10.C" style:family="table-column">
      <style:table-column-properties style:column-width="7.525cm" style:rel-column-width="4052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2.171cm" table:align="margins"/>
    </style:style>
    <style:style style:name="Table16.A" style:family="table-column">
      <style:table-column-properties style:column-width="2.82cm" style:rel-column-width="15191*"/>
    </style:style>
    <style:style style:name="Table16.B" style:family="table-column">
      <style:table-column-properties style:column-width="2.323cm" style:rel-column-width="12507*"/>
    </style:style>
    <style:style style:name="Table16.C" style:family="table-column">
      <style:table-column-properties style:column-width="7.027cm" style:rel-column-width="37837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C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2.171cm" table:align="margins"/>
    </style:style>
    <style:style style:name="Table11.A" style:family="table-column">
      <style:table-column-properties style:column-width="2.746cm" style:rel-column-width="14790*"/>
    </style:style>
    <style:style style:name="Table11.B" style:family="table-column">
      <style:table-column-properties style:column-width="1.898cm" style:rel-column-width="10224*"/>
    </style:style>
    <style:style style:name="Table11.C" style:family="table-column">
      <style:table-column-properties style:column-width="7.525cm" style:rel-column-width="40521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2.171cm" table:align="margins"/>
    </style:style>
    <style:style style:name="Table15.A" style:family="table-column">
      <style:table-column-properties style:column-width="2.82cm" style:rel-column-width="15191*"/>
    </style:style>
    <style:style style:name="Table15.B" style:family="table-column">
      <style:table-column-properties style:column-width="2.323cm" style:rel-column-width="12507*"/>
    </style:style>
    <style:style style:name="Table15.C" style:family="table-column">
      <style:table-column-properties style:column-width="7.027cm" style:rel-column-width="37837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C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2.171cm" table:align="margins"/>
    </style:style>
    <style:style style:name="Table12.A" style:family="table-column">
      <style:table-column-properties style:column-width="2.746cm" style:rel-column-width="14790*"/>
    </style:style>
    <style:style style:name="Table12.B" style:family="table-column">
      <style:table-column-properties style:column-width="1.898cm" style:rel-column-width="10224*"/>
    </style:style>
    <style:style style:name="Table12.C" style:family="table-column">
      <style:table-column-properties style:column-width="7.525cm" style:rel-column-width="40521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2.171cm" table:align="margins"/>
    </style:style>
    <style:style style:name="Table5.A" style:family="table-column">
      <style:table-column-properties style:column-width="3.037cm" style:rel-column-width="16352*"/>
    </style:style>
    <style:style style:name="Table5.B" style:family="table-column">
      <style:table-column-properties style:column-width="9.133cm" style:rel-column-width="4918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2.171cm" table:align="margins"/>
    </style:style>
    <style:style style:name="Table17.A" style:family="table-column">
      <style:table-column-properties style:column-width="2.82cm" style:rel-column-width="15191*"/>
    </style:style>
    <style:style style:name="Table17.B" style:family="table-column">
      <style:table-column-properties style:column-width="2.323cm" style:rel-column-width="12507*"/>
    </style:style>
    <style:style style:name="Table17.C" style:family="table-column">
      <style:table-column-properties style:column-width="7.027cm" style:rel-column-width="37837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2.171cm" table:align="margins"/>
    </style:style>
    <style:style style:name="Table18.A" style:family="table-column">
      <style:table-column-properties style:column-width="3.124cm" style:rel-column-width="16820*"/>
    </style:style>
    <style:style style:name="Table18.B" style:family="table-column">
      <style:table-column-properties style:column-width="2.02cm" style:rel-column-width="10878*"/>
    </style:style>
    <style:style style:name="Table18.C" style:family="table-column">
      <style:table-column-properties style:column-width="7.027cm" style:rel-column-width="37837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2.171cm" table:align="margins"/>
    </style:style>
    <style:style style:name="Table19.A" style:family="table-column">
      <style:table-column-properties style:column-width="3.124cm" style:rel-column-width="16820*"/>
    </style:style>
    <style:style style:name="Table19.B" style:family="table-column">
      <style:table-column-properties style:column-width="2.02cm" style:rel-column-width="10878*"/>
    </style:style>
    <style:style style:name="Table19.C" style:family="table-column">
      <style:table-column-properties style:column-width="7.027cm" style:rel-column-width="37837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2.171cm" table:align="margins"/>
    </style:style>
    <style:style style:name="Table20.A" style:family="table-column">
      <style:table-column-properties style:column-width="3.124cm" style:rel-column-width="16820*"/>
    </style:style>
    <style:style style:name="Table20.B" style:family="table-column">
      <style:table-column-properties style:column-width="2.02cm" style:rel-column-width="10878*"/>
    </style:style>
    <style:style style:name="Table20.C" style:family="table-column">
      <style:table-column-properties style:column-width="7.027cm" style:rel-column-width="37837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C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2.171cm" table:align="margins"/>
    </style:style>
    <style:style style:name="Table21.A" style:family="table-column">
      <style:table-column-properties style:column-width="3.124cm" style:rel-column-width="16820*"/>
    </style:style>
    <style:style style:name="Table21.B" style:family="table-column">
      <style:table-column-properties style:column-width="2.02cm" style:rel-column-width="10878*"/>
    </style:style>
    <style:style style:name="Table21.C" style:family="table-column">
      <style:table-column-properties style:column-width="7.027cm" style:rel-column-width="37837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2.171cm" table:align="margins"/>
    </style:style>
    <style:style style:name="Table22.A" style:family="table-column">
      <style:table-column-properties style:column-width="3.124cm" style:rel-column-width="16820*"/>
    </style:style>
    <style:style style:name="Table22.B" style:family="table-column">
      <style:table-column-properties style:column-width="2.02cm" style:rel-column-width="10878*"/>
    </style:style>
    <style:style style:name="Table22.C" style:family="table-column">
      <style:table-column-properties style:column-width="7.027cm" style:rel-column-width="37837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>
      <style:table-properties style:width="12.171cm" table:align="margins"/>
    </style:style>
    <style:style style:name="Table26.A" style:family="table-column">
      <style:table-column-properties style:column-width="3.037cm" style:rel-column-width="16352*"/>
    </style:style>
    <style:style style:name="Table26.B" style:family="table-column">
      <style:table-column-properties style:column-width="9.133cm" style:rel-column-width="49183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P6" style:family="paragraph" style:parent-style-name="Chaptertitle">
      <style:paragraph-properties fo:break-before="page"/>
    </style:style>
    <style:style style:name="P7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 fo:margin-left="0.009cm" fo:margin-right="0.009cm" fo:text-indent="0.741cm" style:auto-text-indent="false"/>
    </style:style>
    <style:style style:name="P9" style:family="paragraph" style:parent-style-name="Standard">
      <style:paragraph-properties fo:margin-left="0.009cm" fo:margin-right="0.009cm" fo:text-indent="0.423cm" style:auto-text-indent="false"/>
    </style:style>
    <style:style style:name="P10" style:family="paragraph" style:parent-style-name="Text_20_body">
      <style:paragraph-properties fo:margin-left="0.009cm" fo:margin-right="0.009cm" fo:text-indent="0.741cm" style:auto-text-indent="false"/>
      <style:text-properties fo:background-color="#ff0000"/>
    </style:style>
    <style:style style:name="P11" style:family="paragraph" style:parent-style-name="Standard">
      <style:paragraph-properties fo:margin-top="0cm" fo:margin-bottom="0cm" fo:background-color="transparent" style:shadow="none">
        <style:background-image/>
      </style:paragraph-properties>
    </style:style>
    <style:style style:name="P12" style:family="paragraph" style:parent-style-name="Text_20_body">
      <style:paragraph-properties fo:margin-top="0cm" fo:margin-bottom="0cm" fo:background-color="transparent" style:shadow="none">
        <style:background-image/>
      </style:paragraph-properties>
    </style:style>
    <style:style style:name="P13" style:family="paragraph" style:parent-style-name="ChapterNo">
      <style:paragraph-properties fo:break-before="page"/>
    </style:style>
    <style:style style:name="P14" style:family="paragraph" style:parent-style-name="Heading_20_1">
      <style:paragraph-properties fo:margin-top="0.423cm" fo:margin-bottom="0.212cm" fo:keep-with-next="always"/>
      <style:text-properties style:font-name="Arial" fo:font-size="16.1000003814697pt" fo:font-weight="bold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15" style:family="paragraph" style:parent-style-name="Text_20_body">
      <style:paragraph-properties fo:margin-top="0cm" fo:margin-bottom="0.212cm"/>
    </style:style>
    <style:style style:name="P16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name-complex="Angsana New3" style:font-size-complex="16pt" style:font-style-complex="normal" style:font-weight-complex="normal"/>
    </style:style>
    <style:style style:name="P17" style:family="paragraph">
      <style:paragraph-properties fo:text-align="center"/>
    </style:style>
    <style:style style:name="P18" style:family="paragraph">
      <style:text-properties style:text-position="0% 100%" fo:font-size="10pt"/>
    </style:style>
    <style:style style:name="P19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name-asian="Arial Unicode MS" style:font-size-asian="15pt" style:font-weight-asian="bold" style:font-name-complex="Angsana New3" style:font-size-complex="16pt" style:font-style-complex="normal" style:font-weight-complex="normal"/>
    </style:style>
    <style:style style:name="P20" style:family="paragraph" style:parent-style-name="Text_20_body">
      <style:paragraph-properties fo:margin-top="0cm" fo:margin-bottom="0.212cm" style:writing-mode="lr-tb"/>
      <style:text-properties style:font-name="Times New Roman2" fo:font-size="12pt" fo:font-style="normal" fo:font-weight="normal" style:font-name-complex="Angsana New3" style:font-size-complex="16pt" style:font-style-complex="normal" style:font-weight-complex="normal"/>
    </style:style>
    <style:style style:name="P21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P22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size-asian="12pt" style:font-weight-asian="normal" style:font-name-complex="Angsana New3" style:font-size-complex="16pt" style:font-style-complex="normal" style:font-weight-complex="normal"/>
    </style:style>
    <style:style style:name="P23" style:family="paragraph" style:parent-style-name="Text_20_body">
      <style:paragraph-properties fo:margin-top="0cm" fo:margin-bottom="0.212cm"/>
      <style:text-properties fo:font-size="15pt" fo:font-weight="bold" style:font-name-asian="Arial Unicode MS" style:font-size-asian="15pt" style:font-weight-asian="bold" style:font-name-complex="Angsana New1" style:font-size-complex="1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Arial Unicode MS" style:font-size-asian="12pt" style:font-weight-asian="bold" style:font-name-complex="Angsana New1" style:font-size-complex="12pt" style:font-weight-complex="bold"/>
    </style:style>
    <style:style style:name="P25" style:family="paragraph" style:parent-style-name="Text_20_body">
      <style:paragraph-properties fo:margin-top="0cm" fo:margin-bottom="0.212cm"/>
      <style:text-properties style:font-name="Times New Roman2" fo:font-size="12pt" fo:font-style="normal" fo:font-weight="bold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26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fo:background-color="#ff0000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2" fo:font-size="12pt" style:font-name-asian="Arial Unicode MS" style:font-size-asian="12pt" style:font-name-complex="Angsana New3" style:font-size-complex="16pt"/>
    </style:style>
    <style:style style:name="P28" style:family="paragraph" style:parent-style-name="Text_20_body">
      <style:paragraph-properties fo:margin-top="0cm" fo:margin-bottom="0.212cm" fo:text-align="center" style:justify-single-word="false"/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Chaptertitle">
      <style:paragraph-properties fo:margin-top="0cm" fo:margin-bottom="0.101cm" fo:text-align="end" style:justify-single-word="false" fo:background-color="transparent" style:shadow="none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name-asian="Arial Unicode MS" style:font-size-asian="14pt" style:font-name-complex="Angsana New1" style:font-size-complex="16pt" style:font-style-complex="italic"/>
    </style:style>
    <style:style style:name="P31" style:family="paragraph">
      <style:text-properties fo:color="#ff0000"/>
    </style:style>
    <style:style style:name="P32" style:family="paragraph" style:parent-style-name="Text_20_body">
      <style:text-properties style:font-name="Times New Roman2" fo:font-size="12pt" fo:font-style="normal" fo:font-weight="bold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33" style:family="paragraph" style:parent-style-name="Standard">
      <style:paragraph-properties fo:margin-top="0cm" fo:margin-bottom="0.212cm"/>
    </style:style>
    <style:style style:name="P34" style:family="paragraph" style:parent-style-name="Heading_20_1">
      <style:paragraph-properties fo:margin-top="0.423cm" fo:margin-bottom="0.212cm" fo:keep-with-next="always"/>
      <style:text-properties style:font-name="Arial" fo:font-size="16.1000003814697pt" fo:font-weight="bold" fo:background-color="#ff0000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35" style:family="paragraph" style:parent-style-name="Text_20_body">
      <style:paragraph-properties fo:margin-top="0cm" fo:margin-bottom="0.212cm"/>
      <style:text-properties style:font-name="Arial" fo:font-size="16.1000003814697pt" fo:font-weight="bold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36" style:family="paragraph">
      <style:paragraph-properties fo:line-height="50%"/>
    </style:style>
    <style:style style:name="P37" style:family="paragraph">
      <style:paragraph-properties fo:line-height="50%"/>
      <style:text-properties fo:font-size="15pt" fo:font-weight="bold"/>
    </style:style>
    <style:style style:name="P38" style:family="paragraph" style:parent-style-name="Text_20_body">
      <style:paragraph-properties fo:margin-top="0cm" fo:margin-bottom="0.212cm" fo:break-before="page"/>
      <style:text-properties style:font-name="Times New Roman2" fo:font-size="12pt" fo:font-style="normal" fo:font-weight="bold" style:font-name-asian="Arial Unicode MS" style:font-size-asian="12pt" style:font-weight-asian="bold" style:font-name-complex="Angsana New3" style:font-size-complex="16pt" style:font-style-complex="normal" style:font-weight-complex="bold"/>
    </style:style>
    <style:style style:name="P39" style:family="paragraph" style:parent-style-name="Standard">
      <style:paragraph-properties style:text-autospace="none"/>
      <style:text-properties style:font-name="AngsanaNew" fo:font-size="16pt" style:font-name-asian="AngsanaNew" style:font-size-asian="16pt" style:font-name-complex="AngsanaNew" style:font-size-complex="16pt"/>
    </style:style>
    <style:style style:name="P40" style:family="paragraph" style:parent-style-name="Standard">
      <style:paragraph-properties style:text-autospace="none"/>
      <style:text-properties style:font-name="AngsanaNew" fo:font-size="10pt" style:font-name-asian="AngsanaNew" style:font-size-asian="10pt" style:font-name-complex="AngsanaNew" style:font-size-complex="10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ngsanaNew" fo:font-size="10pt" style:font-name-asian="AngsanaNew" style:font-size-asian="10pt" style:font-name-complex="AngsanaNew" style:font-size-complex="10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ngsanaNew" fo:font-size="16pt" style:font-name-asian="AngsanaNew" style:font-size-asian="16pt" style:font-name-complex="AngsanaNew" style:font-size-complex="16pt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AngsanaNew,Italic1" fo:font-size="16pt" fo:font-style="italic" style:font-name-asian="AngsanaNew,Italic1" style:font-size-asian="16pt" style:font-style-asian="italic" style:font-name-complex="AngsanaNew,Italic1" style:font-size-complex="16pt" style:font-style-complex="italic"/>
    </style:style>
    <style:style style:name="P44" style:family="paragraph" style:parent-style-name="Heading_20_1">
      <style:paragraph-properties fo:margin-top="0.423cm" fo:margin-bottom="0.212cm"/>
      <style:text-properties style:font-name="Arial" fo:font-size="16.1000003814697pt" fo:font-weight="bold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P45" style:family="paragraph" style:parent-style-name="Text_20_body">
      <style:text-properties fo:font-style="italic" style:font-style-asian="italic" style:font-style-complex="italic"/>
    </style:style>
    <style:style style:name="P46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7" style:family="paragraph" style:parent-style-name="Heading_20_1" style:list-style-name="L2">
      <style:paragraph-properties fo:margin-left="-1.251cm" fo:margin-right="0cm" fo:text-indent="0cm" style:auto-text-indent="false"/>
    </style:style>
    <style:style style:name="P48" style:family="paragraph" style:parent-style-name="Text_20_body" style:list-style-name="L2">
      <style:paragraph-properties fo:margin-left="0cm" fo:margin-right="0cm" fo:text-indent="0cm" style:auto-text-indent="false"/>
    </style:style>
    <style:style style:name="P49" style:family="paragraph" style:parent-style-name="Text_20_body" style:list-style-name="L3"/>
    <style:style style:name="P50" style:family="paragraph" style:parent-style-name="Heading_20_1" style:list-style-name="L4">
      <style:paragraph-properties fo:margin-left="-2.501cm" fo:margin-right="0cm" fo:text-indent="0cm" style:auto-text-indent="false"/>
    </style:style>
    <style:style style:name="P51" style:family="paragraph" style:parent-style-name="Text_20_body" style:list-style-name="L5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2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54" style:family="paragraph" style:parent-style-name="Index_20_Heading">
      <style:paragraph-properties fo:break-before="page"/>
    </style:style>
    <style:style style:name="P55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style:font-name="Times New Roman2" fo:font-size="12pt" fo:font-style="normal" fo:font-weight="normal" style:font-name-complex="Angsana New3" style:font-size-complex="16pt" style:font-style-complex="normal" style:font-weight-complex="normal"/>
    </style:style>
    <style:style style:name="T3" style:family="text">
      <style:text-properties style:text-position="0% 100%" fo:font-size="10pt"/>
    </style:style>
    <style:style style:name="T4" style:family="text">
      <style:text-properties style:font-weight-asian="normal"/>
    </style:style>
    <style:style style:name="T5" style:family="text">
      <style:text-properties style:font-name-asian="Arial Unicode MS" style:font-size-asian="12pt" style:font-weight-asian="normal"/>
    </style:style>
    <style:style style:name="T6" style:family="text">
      <style:text-properties style:font-size-asian="12pt" style:font-weight-asian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" fo:font-size="16pt" style:font-size-asian="16pt" style:font-size-complex="16pt"/>
    </style:style>
    <style:style style:name="T9" style:family="text">
      <style:text-properties style:font-name="Angsana New" fo:font-size="16pt" style:font-size-asian="16pt" style:font-size-complex="16pt"/>
    </style:style>
    <style:style style:name="T10" style:family="text">
      <style:text-properties style:font-name="Angsana New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background-color="#ff0000"/>
    </style:style>
    <style:style style:name="T13" style:family="text"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T14" style:family="text">
      <style:text-properties style:font-name="Times New Roman2" fo:font-size="12pt" fo:font-style="normal" fo:font-weight="normal" fo:background-color="#ff0000" style:font-name-asian="Arial Unicode MS" style:font-size-asian="12pt" style:font-weight-asian="normal" style:font-name-complex="Angsana New3" style:font-size-complex="16pt" style:font-style-complex="normal" style:font-weight-complex="normal"/>
    </style:style>
    <style:style style:name="T15" style:family="text">
      <style:text-properties style:font-name="Times New Roman2" fo:font-size="12pt" fo:font-style="normal" fo:font-weight="normal" style:font-size-asian="12pt" style:font-weight-asian="normal" style:font-name-complex="Angsana New3" style:font-size-complex="16pt" style:font-style-complex="normal" style:font-weight-complex="normal"/>
    </style:style>
    <style:style style:name="T16" style:family="text">
      <style:text-properties fo:font-size="15pt" fo:font-weight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background-color="transparent"/>
    </style:style>
    <style:style style:name="T19" style:family="text">
      <style:text-properties style:font-name="AngsanaNew1" fo:font-size="16pt" fo:background-color="transparent" style:font-name-asian="AngsanaNew1" style:font-size-asian="16pt" style:font-name-complex="AngsanaNew1"/>
    </style:style>
    <style:style style:name="T20" style:family="text">
      <style:text-properties style:font-name="AngsanaNew" fo:font-size="16pt" fo:background-color="transparent" style:font-name-asian="AngsanaNew" style:font-size-asian="16pt" style:font-name-complex="AngsanaNew"/>
    </style:style>
    <style:style style:name="T21" style:family="text">
      <style:text-properties style:font-name="Arial" fo:font-size="16.1000003814697pt" fo:font-weight="bold" style:font-name-asian="Arial Unicode MS" style:font-size-asian="16.1000003814697pt" style:font-weight-asian="bold" style:font-name-complex="Angsana New1" style:font-size-complex="21.3999996185303pt" style:font-weight-complex="bold"/>
    </style:style>
    <style:style style:name="T22" style:family="text">
      <style:text-properties style:font-name="Times New Roman2" fo:font-size="12pt" fo:font-style="normal" fo:font-weight="normal" style:font-name-asian="Arial Unicode MS" style:font-size-asian="12pt" style:font-weight-asian="normal" style:font-name-complex="Angsana New3" style:font-style-complex="normal" style:font-weight-complex="normal"/>
    </style:style>
    <style:style style:name="T23" style:family="text">
      <style:text-properties style:font-name="AngsanaNew1" style:font-name-asian="AngsanaNew1" style:font-name-complex="AngsanaNew1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font-name="AngsanaNew1" fo:font-size="16pt" style:font-name-asian="AngsanaNew1" style:font-size-asian="16pt" style:font-name-complex="AngsanaNew1" style:font-size-complex="16pt"/>
    </style:style>
    <style:style style:name="T26" style:family="text">
      <style:text-properties style:font-name="AngsanaNew,Italic" fo:font-size="16pt" fo:font-style="italic" style:font-name-asian="AngsanaNew,Italic" style:font-size-asian="16pt" style:font-style-asian="italic" style:font-name-complex="AngsanaNew,Italic" style:font-size-complex="16pt" style:font-style-complex="italic"/>
    </style:style>
    <style:style style:name="T27" style:family="text">
      <style:text-properties style:font-name="AngsanaNew,Italic1" fo:font-size="16pt" fo:font-style="italic" style:font-name-asian="AngsanaNew,Italic1" style:font-size-asian="16pt" style:font-style-asian="italic" style:font-name-complex="AngsanaNew,Italic1" style:font-size-complex="16pt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1.199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1.101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6e6e6" draw:textarea-horizontal-align="center" draw:textarea-vertical-align="middle" style:run-through="foreground"/>
    </style:style>
    <style:style style:name="gr3" style:family="graphic">
      <style:graphic-properties svg:stroke-color="#000000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688cm" style:run-through="foreground"/>
    </style:style>
    <style:style style:name="gr5" style:family="graphic">
      <style:graphic-properties draw:stroke="none" svg:stroke-color="#000000" draw:fill="none" draw:fill-color="#ffffff" fo:min-height="0.889cm" style:run-through="foreground"/>
    </style:style>
    <style:style style:name="gr6" style:family="graphic">
      <style:graphic-properties draw:stroke="none" svg:stroke-color="#000000" draw:fill="none" draw:fill-color="#ffffff" fo:min-height="0.838cm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svg:stroke-color="#e6e6e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8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8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8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14cm" style:run-through="foreground"/>
    </style:style>
    <style:style style:name="gr15" style:family="graphic">
      <style:graphic-properties draw:stroke="none" svg:stroke-color="#000000" draw:fill="none" draw:fill-color="#ffffff" fo:min-height="0.497cm" style:run-through="foreground"/>
    </style:style>
    <style:style style:name="gr16" style:family="graphic">
      <style:graphic-properties draw:stroke="none" svg:stroke-color="#000000" draw:fill="none" draw:fill-color="#ffffff" fo:min-height="0.903cm" style:run-through="foreground"/>
    </style:style>
    <style:style style:name="gr17" style:family="graphic">
      <style:graphic-properties style:run-through="foreground"/>
    </style:style>
    <style:style style:name="gr18" style:family="graphic">
      <style:graphic-properties draw:stroke="none" svg:stroke-color="#000000" draw:fill="none" draw:fill-color="#ffffff" fo:min-height="0.968cm" style:run-through="foreground"/>
    </style:style>
    <style:style style:name="gr19" style:family="graphic">
      <style:graphic-properties draw:fill="solid" draw:fill-color="#e6e6e6" draw:textarea-horizontal-align="justify" draw:textarea-vertical-align="middle" draw:auto-grow-height="fals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S/W </text:p>
      <text:p text:style-name="P3">Module Spec</text:p>
      <text:p text:style-name="P3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4">สารบัญ</text:p>
          </text:index-title>
          <text:p text:style-name="P5">SW Module catalog<text:tab/>4</text:p>
          <text:p text:style-name="P5">E_ARM7_RFID<text:tab/>6</text:p>
          <text:p text:style-name="P5">E_ARM7_Keypad<text:tab/>10</text:p>
          <text:p text:style-name="P5">E_ARM7_SD/MMC<text:tab/>16</text:p>
          <text:p text:style-name="P5">E_ARM7_GLCD<text:tab/>23</text:p>
          <text:p text:style-name="P5">S/W Module Template<text:tab/>36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Chaptertitle" text:outline-level="1"/>
      <text:h text:style-name="Chaptertitle" text:outline-level="1"/>
      <text:h text:style-name="P6" text:outline-level="1"/>
      <text:p text:style-name="ChapterNo">1</text:p>
      <text:h text:style-name="Chaptertitle" text:outline-level="1">SW Module catalog</text:h>
      <text:p text:style-name="Standard">This chapter collects all the SW modules which had been developed.</text:p>
      <text:p text:style-name="Heading_20_1">E-block Software modu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SW Module</text:p>
          </table:table-cell>
          <table:table-cell table:style-name="Table1.B1" office:value-type="string">
            <text:p text:style-name="P7">HW Module</text:p>
          </table:table-cell>
        </table:table-row>
        <table:table-row>
          <table:table-cell table:style-name="Table1.A2" office:value-type="string">
            <text:p text:style-name="P8">io_7segment.c,.h</text:p>
          </table:table-cell>
          <table:table-cell table:style-name="Table1.B2" office:value-type="string">
            <text:p text:style-name="P9">E_IO</text:p>
          </table:table-cell>
        </table:table-row>
        <table:table-row>
          <table:table-cell table:style-name="Table1.A2" office:value-type="string">
            <text:p text:style-name="P8">io_piezo.c,.h</text:p>
          </table:table-cell>
          <table:table-cell table:style-name="Table1.B2" office:value-type="string">
            <text:p text:style-name="P9">E_IO</text:p>
          </table:table-cell>
        </table:table-row>
        <table:table-row>
          <table:table-cell table:style-name="Table1.A2" office:value-type="string">
            <text:p text:style-name="P8">io_sw.c,.h</text:p>
          </table:table-cell>
          <table:table-cell table:style-name="Table1.B2" office:value-type="string">
            <text:p text:style-name="P9">E_IO</text:p>
          </table:table-cell>
        </table:table-row>
        <table:table-row>
          <table:table-cell table:style-name="Table1.A2" office:value-type="string">
            <text:p text:style-name="P8">io_ir.c,.h</text:p>
          </table:table-cell>
          <table:table-cell table:style-name="Table1.B2" office:value-type="string">
            <text:p text:style-name="P9">E_IO</text:p>
          </table:table-cell>
        </table:table-row>
        <table:table-row>
          <table:table-cell table:style-name="Table1.A2" office:value-type="string">
            <text:p text:style-name="P8">io_uart,.h</text:p>
          </table:table-cell>
          <table:table-cell table:style-name="Table1.B2" office:value-type="string">
            <text:p text:style-name="P9">E_Mega32</text:p>
          </table:table-cell>
        </table:table-row>
        <table:table-row>
          <table:table-cell table:style-name="Table1.A2" office:value-type="string">
            <text:p text:style-name="P8">io_i2c,.h</text:p>
          </table:table-cell>
          <table:table-cell table:style-name="Table1.B2" office:value-type="string">
            <text:p text:style-name="P9">E_Mega32</text:p>
          </table:table-cell>
        </table:table-row>
        <table:table-row>
          <table:table-cell table:style-name="Table1.A2" office:value-type="string">
            <text:p text:style-name="P8">io_eeprom,.h</text:p>
          </table:table-cell>
          <table:table-cell table:style-name="Table1.B2" office:value-type="string">
            <text:p text:style-name="P9">E_Mega32</text:p>
          </table:table-cell>
        </table:table-row>
        <table:table-row>
          <table:table-cell table:style-name="Table1.A2" office:value-type="string">
            <text:p text:style-name="P8">io_adc.c,.h</text:p>
          </table:table-cell>
          <table:table-cell table:style-name="Table1.B2" office:value-type="string">
            <text:p text:style-name="P9">E_Mega32</text:p>
          </table:table-cell>
        </table:table-row>
        <table:table-row>
          <table:table-cell table:style-name="Table1.A2" office:value-type="string">
            <text:p text:style-name="P8">io_keyboard,.h</text:p>
          </table:table-cell>
          <table:table-cell table:style-name="Table1.B2" office:value-type="string">
            <text:p text:style-name="P9">E_XXX</text:p>
          </table:table-cell>
        </table:table-row>
        <table:table-row>
          <table:table-cell table:style-name="Table1.A2" office:value-type="string">
            <text:p text:style-name="P10">Update here</text:p>
          </table:table-cell>
          <table:table-cell table:style-name="Table1.B2" office:value-type="string">
            <text:p text:style-name="P9"/>
          </table:table-cell>
        </table:table-row>
      </table:table>
      <text:p text:style-name="Text_20_body"/>
      <text:p text:style-name="Text_20_body">Note All</text:p>
      <text:p text:style-name="Heading">Definition </text:p>
      <text:p text:style-name="P11"><text:tab/><text:tab/>int32<text:tab/><text:tab/><text:tab/>signed integer 32 bits</text:p>
      <text:p text:style-name="P11"><text:tab/><text:tab/>int16<text:tab/><text:tab/><text:tab/>signed integer 32 bits</text:p>
      <text:p text:style-name="P11"><text:tab/><text:tab/>uint32<text:tab/><text:tab/><text:tab/>unsigned integer 32 bits</text:p>
      <text:p text:style-name="P12"><text:tab/><text:tab/>uint16<text:tab/><text:tab/><text:tab/>unsigned integer 32 bits<text:tab/><text:tab/><text:tab/>char<text:tab/><text:tab/><text:tab/>character 8 bits</text:p>
      <text:p text:style-name="P12"><text:s text:c="27"/><text:tab/>uchar<text:tab/><text:tab/><text:tab/>unsigned characters <text:s/>8 bits</text:p>
      <text:p text:style-name="P13">2</text:p>
      <text:h text:style-name="Chaptertitle" text:outline-level="1">E_ARM7_RFID</text:h>
      <text:p text:style-name="P14">Module objective</text:p>
      <text:p text:style-name="P15"><text:tab/><text:span text:style-name="T2">เป็น Module สำหรับอ่านค่า RFID Card ผ่าน RFID Reader แบบ Wiegand interface </text:span></text:p>
      <text:p text:style-name="P14">Theory</text:p>
      <text:p text:style-name="P15"><text:s text:c="6"/><text:tab/><text:span text:style-name="T2">การอ่านค่าของ RFID card ใช้ Wiegand protocol ซึ่งจะมีสายสัญญาณในการส่งข้อมูล 2 เส้นคือ data 0 และ data 1 โดย data 0 ใช้ในการส่งข้อมูล bit ที่เป็น 0 และ data 1ใช้ในการส่งข้อมูล bit ที่เป็น 1 </text:span></text:p>
      <text:p text:style-name="P16"><draw:g text:anchor-type="paragraph" draw:z-index="5" draw:style-name="gr1"><draw:line draw:style-name="gr2" draw:text-style-name="P17" svg:x1="1.434cm" svg:y1="1.355cm" svg:x2="11.028cm" svg:y2="1.355cm"><text:p/></draw:line><draw:line draw:style-name="gr2" draw:text-style-name="P17" svg:x1="1.434cm" svg:y1="3.177cm" svg:x2="11.028cm" svg:y2="3.177cm"><text:p/></draw:line><draw:line draw:style-name="gr3" draw:text-style-name="P17" svg:x1="1.434cm" svg:y1="2.177cm" svg:x2="11.028cm" svg:y2="2.177cm"><text:p/></draw:line><draw:line draw:style-name="gr3" draw:text-style-name="P17" svg:x1="1.434cm" svg:y1="0.355cm" svg:x2="11.028cm" svg:y2="0.355cm"><text:p/></draw:line><draw:frame draw:style-name="gr4" svg:width="1.248cm" svg:height="0.689cm" svg:x="0.185cm" svg:y="0.484cm"><draw:text-box><text:p>data 0</text:p></draw:text-box></draw:frame><draw:frame draw:style-name="gr5" svg:width="1.206cm" svg:height="0.89cm" svg:x="0.229cm" svg:y="2.288cm"><draw:text-box><text:p>data 1</text:p></draw:text-box></draw:frame><draw:frame draw:style-name="gr6" draw:text-style-name="P18" svg:width="0.819cm" svg:height="0.839cm" svg:x="11.151cm" svg:y="0.071cm"><draw:text-box><text:p><text:span text:style-name="T3">5 V</text:span></text:p></draw:text-box></draw:frame><draw:frame draw:style-name="gr6" draw:text-style-name="P18" svg:width="0.819cm" svg:height="0.839cm" svg:x="11.174cm" svg:y="1.062cm"><draw:text-box><text:p><text:span text:style-name="T3">0 V</text:span></text:p></draw:text-box></draw:frame><draw:frame draw:style-name="gr6" draw:text-style-name="P18" svg:width="0.819cm" svg:height="0.839cm" svg:x="11.195cm" svg:y="2.891cm"><draw:text-box><text:p><text:span text:style-name="T3">0 V</text:span></text:p></draw:text-box></draw:frame><draw:frame draw:style-name="gr6" draw:text-style-name="P18" svg:width="0.819cm" svg:height="0.839cm" svg:x="11.197cm" svg:y="1.9cm"><draw:text-box><text:p><text:span text:style-name="T3">5 V</text:span></text:p></draw:text-box></draw:frame></draw:g></text:p>
      <text:p text:style-name="P16"><text:s/></text:p>
      <text:p text:style-name="P16"><text:s text:c="12"/></text:p>
      <text:p text:style-name="P19"/>
      <text:p text:style-name="P20"><text:tab/>ในเวลาปกติที่ไม่มีการส่งข้อมูล สายสัญญาณทั้งสองเส้นส่งค่า Logic 1ออกมา<text:span text:style-name="T4"> </text:span><text:span text:style-name="T5">และหากจะส่งข้อมูล ก็จะส่ง Logic 0 ออกมาช่วงเวลาหนึ่ง</text:span></text:p>
      <text:p text:style-name="P21"/>
      <text:p text:style-name="P16"><draw:g text:anchor-type="paragraph" draw:z-index="16" draw:style-name="gr1"><draw:line draw:style-name="gr2" draw:text-style-name="P17" svg:x1="1.434cm" svg:y1="1.344cm" svg:x2="11.028cm" svg:y2="1.344cm"><text:p/></draw:line><draw:line draw:style-name="gr2" draw:text-style-name="P17" svg:x1="1.434cm" svg:y1="3.166cm" svg:x2="11.028cm" svg:y2="3.166cm"><text:p/></draw:line><draw:line draw:style-name="gr3" draw:text-style-name="P17" svg:x1="1.434cm" svg:y1="2.166cm" svg:x2="11.028cm" svg:y2="2.166cm"><text:p/></draw:line><draw:line draw:style-name="gr2" draw:text-style-name="P17" svg:x1="1.434cm" svg:y1="0.344cm" svg:x2="11.028cm" svg:y2="0.344cm"><text:p/></draw:line><draw:frame draw:style-name="gr4" svg:width="1.248cm" svg:height="0.689cm" svg:x="0.185cm" svg:y="0.473cm"><draw:text-box><text:p>data 0</text:p></draw:text-box></draw:frame><draw:frame draw:style-name="gr5" svg:width="1.206cm" svg:height="0.89cm" svg:x="0.229cm" svg:y="2.277cm"><draw:text-box><text:p>data 1</text:p></draw:text-box></draw:frame><draw:frame draw:style-name="gr6" draw:text-style-name="P18" svg:width="0.819cm" svg:height="0.839cm" svg:x="11.151cm" svg:y="0.06cm"><draw:text-box><text:p><text:span text:style-name="T3">5 V</text:span></text:p></draw:text-box></draw:frame><draw:frame draw:style-name="gr6" draw:text-style-name="P18" svg:width="0.819cm" svg:height="0.839cm" svg:x="11.174cm" svg:y="1.051cm"><draw:text-box><text:p><text:span text:style-name="T3">0 V</text:span></text:p></draw:text-box></draw:frame><draw:frame draw:style-name="gr6" draw:text-style-name="P18" svg:width="0.819cm" svg:height="0.839cm" svg:x="11.195cm" svg:y="2.88cm"><draw:text-box><text:p><text:span text:style-name="T3">0 V</text:span></text:p></draw:text-box></draw:frame><draw:frame draw:style-name="gr6" draw:text-style-name="P18" svg:width="0.819cm" svg:height="0.839cm" svg:x="11.197cm" svg:y="1.889cm"><draw:text-box><text:p><text:span text:style-name="T3">5 V</text:span></text:p></draw:text-box></draw:frame><draw:polyline draw:style-name="gr7" draw:text-style-name="P17" svg:width="9.596cm" svg:height="1.001cm" svg:x="1.432cm" svg:y="0.344cm" svg:viewBox="0 0 9597 1002" draw:points="0,0 4493,0 4493,1000 5396,1000 5396,0 9596,0"><text:p/></draw:polyline></draw:g></text:p>
      <text:p text:style-name="P19"/>
      <text:p text:style-name="P19"/>
      <text:p text:style-name="P19"/>
      <text:p text:style-name="P16"><text:span text:style-name="T6"><text:tab/>ถ้าข้อมูลที่จะส่งนั้นเป็น </text:span><text:span text:style-name="T5">0 </text:span><text:span text:style-name="T6">ก็จะส่ง </text:span><text:span text:style-name="T5">Logic 0 </text:span><text:span text:style-name="T6">ออกมาช่วงเวลาหนึ่งทางสายสัญญาณ</text:span><text:span text:style-name="T5"> data 0</text:span></text:p>
      <text:p text:style-name="P21"/>
      <text:p text:style-name="P19"><draw:line text:anchor-type="paragraph" draw:z-index="6" draw:style-name="gr8" draw:text-style-name="P17" svg:x1="1.411cm" svg:y1="1.198cm" svg:x2="11.005cm" svg:y2="1.198cm"><text:p/></draw:line><draw:line text:anchor-type="paragraph" draw:z-index="7" draw:style-name="gr8" draw:text-style-name="P17" svg:x1="1.411cm" svg:y1="3.02cm" svg:x2="11.005cm" svg:y2="3.02cm"><text:p/></draw:line><draw:line text:anchor-type="paragraph" draw:z-index="8" draw:style-name="gr8" draw:text-style-name="P17" svg:x1="1.411cm" svg:y1="2.02cm" svg:x2="11.005cm" svg:y2="2.02cm"><text:p/></draw:line><draw:line text:anchor-type="paragraph" draw:z-index="9" draw:style-name="gr9" draw:text-style-name="P17" svg:x1="1.411cm" svg:y1="0.198cm" svg:x2="11.005cm" svg:y2="0.198cm"><text:p/></draw:line><draw:frame text:anchor-type="paragraph" draw:z-index="10" draw:style-name="gr10" svg:width="1.248cm" svg:height="0.689cm" svg:x="0.162cm" svg:y="0.326cm"><draw:text-box><text:p>data 0</text:p></draw:text-box></draw:frame><draw:frame text:anchor-type="paragraph" draw:z-index="11" draw:style-name="gr11" svg:width="1.206cm" svg:height="0.89cm" svg:x="0.206cm" svg:y="2.131cm"><draw:text-box><text:p>data 1</text:p></draw:text-box></draw:frame><draw:frame text:anchor-type="paragraph" draw:z-index="12" draw:style-name="gr12" draw:text-style-name="P18" svg:width="0.819cm" svg:height="0.839cm" svg:x="11.128cm" svg:y="-0.086cm"><draw:text-box><text:p><text:span text:style-name="T3">5 V</text:span></text:p></draw:text-box></draw:frame><draw:frame text:anchor-type="paragraph" draw:z-index="13" draw:style-name="gr12" draw:text-style-name="P18" svg:width="0.819cm" svg:height="0.839cm" svg:x="11.151cm" svg:y="0.905cm"><draw:text-box><text:p><text:span text:style-name="T3">0 V</text:span></text:p></draw:text-box></draw:frame><draw:frame text:anchor-type="paragraph" draw:z-index="14" draw:style-name="gr12" draw:text-style-name="P18" svg:width="0.819cm" svg:height="0.839cm" svg:x="11.172cm" svg:y="2.734cm"><draw:text-box><text:p><text:span text:style-name="T3">0 V</text:span></text:p></draw:text-box></draw:frame><draw:frame text:anchor-type="paragraph" draw:z-index="15" draw:style-name="gr12" draw:text-style-name="P18" svg:width="0.819cm" svg:height="0.839cm" svg:x="11.174cm" svg:y="1.743cm"><draw:text-box><text:p><text:span text:style-name="T3">5 V</text:span></text:p></draw:text-box></draw:frame></text:p>
      <text:p text:style-name="P19"/>
      <text:p text:style-name="P19"><draw:polyline text:anchor-type="paragraph" draw:z-index="17" draw:style-name="gr13" draw:text-style-name="P17" svg:width="9.595cm" svg:height="1.001cm" svg:x="1.411cm" svg:y="0.058cm" svg:viewBox="0 0 9596 1002" draw:points="0,0 4514,0 4514,1000 5419,1000 5419,0 9594,0"><text:p/></draw:polyline></text:p>
      <text:p text:style-name="P16"><text:span text:style-name="T6"><text:tab/></text:span></text:p>
      <text:p text:style-name="P22">และถ้าข้อมูลนั้นเป็น <text:span text:style-name="T7">1 </text:span>ก็จะส่ง Logic 0 ออกมาช่วงเวลาหนึ่งทางสายสัญญาณ data 1<text:span text:style-name="T7">โดยการรับข้อมูล จะดูที่สัญญาณขอบขาลง เมื่อมีสัญญาณขอบขาลงที่ data 1 หรือ data 0 ระบบจะเกิด interrupt แล้วเก็บค่า <text:s text:c="2"/>หาก data 0เกิด interrupt <text:s/>ก็จะเก็บข้อมูลที่ bit นั้นเป็น 0 และหาก data 1 เกิด interrupt ก็จะเก็บข้อมูลที่ bit <text:s/>นั้นเป็น 1</text:span></text:p>
      <text:p text:style-name="P23"><text:span text:style-name="T8">ลักษณะของข้อ</text:span><text:span text:style-name="T9">มูล</text:span><text:span text:style-name="T10"> </text:span><text:span text:style-name="T11">26-bit Wigand Format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Bit number</text:p>
          </table:table-cell>
          <table:table-cell table:style-name="Table2.B1" office:value-type="string">
            <text:p text:style-name="P24">Purpose</text:p>
          </table:table-cell>
        </table:table-row>
        <table:table-row>
          <table:table-cell table:style-name="Table2.A2" office:value-type="string">
            <text:p text:style-name="P21">Bit 1</text:p>
          </table:table-cell>
          <table:table-cell table:style-name="Table2.B2" office:value-type="string">
            <text:p text:style-name="P21">Even parity ของ bit 2 ถึง 13 </text:p>
          </table:table-cell>
        </table:table-row>
        <table:table-row>
          <table:table-cell table:style-name="Table2.A2" office:value-type="string">
            <text:p text:style-name="P21">Bits 2 ถึง 9</text:p>
          </table:table-cell>
          <table:table-cell table:style-name="Table2.B2" office:value-type="string">
            <text:p text:style-name="P21">Facillity code bit2 เป็น MSB</text:p>
          </table:table-cell>
        </table:table-row>
        <table:table-row>
          <table:table-cell table:style-name="Table2.A2" office:value-type="string">
            <text:p text:style-name="P21">Bits 10 ถึง 26</text:p>
          </table:table-cell>
          <table:table-cell table:style-name="Table2.B2" office:value-type="string">
            <text:p text:style-name="P21">ID Number bit10 <text:s text:c="2"/>เป็น MSB</text:p>
          </table:table-cell>
        </table:table-row>
        <table:table-row>
          <table:table-cell table:style-name="Table2.A2" office:value-type="string">
            <text:p text:style-name="P21">Bits 26</text:p>
          </table:table-cell>
          <table:table-cell table:style-name="Table2.B2" office:value-type="string">
            <text:p text:style-name="P21">Odd parity ของ bit 14 ถึง 25</text:p>
          </table:table-cell>
        </table:table-row>
      </table:table>
      <text:p text:style-name="P14">Function API </text:p>
      <text:p text:style-name="P25">void init_RFID(void)</text:p>
      <text:p text:style-name="P21">Description</text:p>
      <text:p text:style-name="P21"><text:tab/>เป็นการกำหนดค่าเริ่มต้นในการใช้งานModule E_ARM7_RFID</text:p>
      <text:p text:style-name="P26">what are they do ? (initial register interrupt setting ??)</text:p>
      <text:p text:style-name="P21">Inputs</text:p>
      <text:p text:style-name="P21"><text:tab/>None</text:p>
      <text:p text:style-name="P21">Outputs</text:p>
      <text:p text:style-name="P21"><text:tab/>None</text:p>
      <text:p text:style-name="P21">Notes</text:p>
      <text:p text:style-name="P21"><text:tab/>None</text:p>
      <text:p text:style-name="P25">int read_RFID(void) </text:p>
      <text:p text:style-name="P21">Description</text:p>
      <text:p text:style-name="P21"><text:tab/>ใช้อ่านค่าFacility Code และ ID Number ของ RFID Card</text:p>
      <text:p text:style-name="P21">Inputs</text:p>
      <text:p text:style-name="P21"><text:tab/>None</text:p>
      <text:p text:style-name="P21">Outputs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7">ค่าที่คืนกลับมา</text:p>
          </table:table-cell>
          <table:table-cell table:style-name="Table6.A1" office:value-type="string">
            <text:p text:style-name="P28">ประเภท</text:p>
          </table:table-cell>
          <table:table-cell table:style-name="Table6.C1" office:value-type="string">
            <text:p text:style-name="P27">คำอธิบาย</text:p>
          </table:table-cell>
        </table:table-row>
        <table:table-row>
          <table:table-cell table:style-name="Table6.A2" office:value-type="string">
            <text:p text:style-name="P21">RFID Card</text:p>
          </table:table-cell>
          <table:table-cell table:style-name="Table6.A2" office:value-type="string">
            <text:p text:style-name="P21">int 32 bit</text:p>
          </table:table-cell>
          <table:table-cell table:style-name="Table6.C2" office:value-type="string">
            <text:p text:style-name="P21">ค่า RFID Card ประกอบด้วย Facility Code (bit ที่ 1- 8) และID Number (bit ที่ 9 - 24) </text:p>
          </table:table-cell>
        </table:table-row>
      </table:table>
      <text:p text:style-name="P21"/>
      <text:p text:style-name="P21">Notes</text:p>
      <text:p text:style-name="P21"><text:tab/>None <text:s/><text:span text:style-name="T12">If error what they get</text:span></text:p>
      <text:p text:style-name="P14">Resource usag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PIN</text:p>
          </table:table-cell>
          <table:table-cell table:style-name="Table3.B1" office:value-type="string">
            <text:p text:style-name="P29">Use as</text:p>
          </table:table-cell>
        </table:table-row>
        <table:table-row>
          <table:table-cell table:style-name="Table3.A2" office:value-type="string">
            <text:p text:style-name="P29">0.3 <text:span text:style-name="T12">(E-block PIN)</text:span></text:p>
          </table:table-cell>
          <table:table-cell table:style-name="Table3.B2" office:value-type="string">
            <text:p text:style-name="P15">External Interrupt 1 (EINT1) <text:span text:style-name="T13">ทำงานที่ขอบขาลง</text:span></text:p>
          </table:table-cell>
        </table:table-row>
        <table:table-row>
          <table:table-cell table:style-name="Table3.A2" office:value-type="string">
            <text:p text:style-name="P29">0.9</text:p>
          </table:table-cell>
          <table:table-cell table:style-name="Table3.B2" office:value-type="string">
            <text:p text:style-name="P15">External Interrupt 3 (EINT3) <text:span text:style-name="T13">ทำงานที่ขอบขาลง</text:span></text:p>
          </table:table-cell>
        </table:table-row>
      </table:table>
      <text:p text:style-name="P13">3</text:p>
      <text:h text:style-name="P30" text:outline-level="1">E_ARM7_Keypad</text:h>
      <text:p text:style-name="P14">Module objective</text:p>
      <text:p text:style-name="P15"><text:tab/><text:span text:style-name="T13">เป็น Module สำหรับอ่านค่าของปุ่มที่ถูกกดบน keypad <text:s/></text:span><text:span text:style-name="T14">Keypad description</text:span></text:p>
      <text:p text:style-name="P14">Theory</text:p>
      <text:p text:style-name="Text_20_body"><draw:g text:anchor-type="paragraph" draw:z-index="1" draw:style-name="gr1"><draw:line draw:style-name="gr7" draw:text-style-name="P17" svg:x1="5.281cm" svg:y1="0.106cm" svg:x2="5.281cm" svg:y2="4.387cm"><text:p/></draw:line><draw:line draw:style-name="gr7" draw:text-style-name="P17" svg:x1="4.459cm" svg:y1="3.717cm" svg:x2="8.094cm" svg:y2="3.717cm"><text:p/></draw:line><draw:line draw:style-name="gr7" draw:text-style-name="P17" svg:x1="4.459cm" svg:y1="0.716cm" svg:x2="8.094cm" svg:y2="0.716cm"><text:p/></draw:line><draw:line draw:style-name="gr7" draw:text-style-name="P17" svg:x1="4.459cm" svg:y1="2.717cm" svg:x2="8.094cm" svg:y2="2.717cm"><text:p/></draw:line><draw:line draw:style-name="gr7" draw:text-style-name="P17" svg:x1="4.459cm" svg:y1="1.716cm" svg:x2="8.094cm" svg:y2="1.716cm"><text:p/></draw:line><draw:line draw:style-name="gr7" draw:text-style-name="P17" svg:x1="7.281cm" svg:y1="0.106cm" svg:x2="7.281cm" svg:y2="4.387cm"><text:p/></draw:line><draw:line draw:style-name="gr7" draw:text-style-name="P17" svg:x1="6.281cm" svg:y1="0.106cm" svg:x2="6.281cm" svg:y2="4.387cm"><text:p/></draw:line><draw:frame draw:style-name="gr14" svg:width="0.473cm" svg:height="0.715cm" svg:x="4.124cm" svg:y="0.342cm"><draw:text-box><text:p>0</text:p></draw:text-box></draw:frame><draw:frame draw:style-name="gr14" svg:width="0.473cm" svg:height="0.715cm" svg:x="4.145cm" svg:y="1.367cm"><draw:text-box><text:p>1</text:p></draw:text-box></draw:frame><draw:frame draw:style-name="gr14" svg:width="0.473cm" svg:height="0.715cm" svg:x="4.155cm" svg:y="3.371cm"><draw:text-box><text:p>3</text:p></draw:text-box></draw:frame><draw:frame draw:style-name="gr14" svg:width="0.366cm" svg:height="0.715cm" svg:x="4.136cm" svg:y="2.341cm"><draw:text-box><text:p>2</text:p></draw:text-box></draw:frame><draw:frame draw:style-name="gr14" svg:width="0.473cm" svg:height="0.715cm" svg:x="6.177cm" svg:y="4.301cm"><draw:text-box><text:p>1</text:p></draw:text-box></draw:frame><draw:frame draw:style-name="gr14" svg:width="0.473cm" svg:height="0.715cm" svg:x="7.173cm" svg:y="4.293cm"><draw:text-box><text:p>2</text:p></draw:text-box></draw:frame><draw:frame draw:style-name="gr14" svg:width="0.473cm" svg:height="0.715cm" svg:x="5.175cm" svg:y="4.293cm"><draw:text-box><text:p>0</text:p></draw:text-box></draw:frame><draw:frame draw:style-name="gr15" svg:width="1.542cm" svg:height="0.532cm" svg:x="5.632cm" svg:y="4.895cm"><draw:text-box><text:p>Column</text:p></draw:text-box></draw:frame><draw:frame draw:style-name="gr16" svg:width="1.313cm" svg:height="0.904cm" svg:x="2.619cm" svg:y="1.761cm"><draw:text-box><text:p>Row</text:p></draw:text-box></draw:frame></draw:g><text:tab/></text:p>
      <text:p text:style-name="Text_20_body"/>
      <text:p text:style-name="Text_20_body"/>
      <text:p text:style-name="Text_20_body"/>
      <text:p text:style-name="Text_20_body"/>
      <text:p text:style-name="Text_20_body"><text:tab/></text:p>
      <text:p text:style-name="Text_20_body"/>
      <text:p text:style-name="P15"><text:tab/><text:span text:style-name="T13">keypad จะประกอบไปด้วย Row และ Column โดยปกติแล้ว Row และ Column จะไม่เชื่อมต่อกัน แต่ถ้าหากปุ่มใดถูกกด ก็จะทำให้ Row และ Column เชื่อมต่อกันที่จุดนั้น</text:span></text:p>
      <text:p text:style-name="P21"><text:tab/>ในการตรวจสอบว่าปุ่มใดถูกกดนั้น เราจะให้ Row เป็น Input ซึ่งจะต่อ pull up ไว้ ทำให้ทุกๆ Row มี Logic 1 ตลอด และเราจะให้ Column เป็น Output โดยส่งค่าออกมาเป็น Logic 0 ทุกๆ Column หากปุ่มใดๆถูกกดก็จะทำให้ Row นั้นมีค่าเป็น Logic 0 ทำให้เรารู้ว่าปุ่มที่ถูกกดนั้นอยู่ใน Row ใด หลังจากนั้น เราก็จะให้ Column ส่ง Output ออกมาเป็น Logic 0 ทีละ Column หากปุ่มที่ถูกกดอยู่ใน Column นั้นก็จะทำให้ Row เดิมมีค่าเป็น Logic 0 แต่ถ้าไม่ใช่ Row นั้นก็จะส่งค่าออกมาเป็น Logic 1</text:p>
      <text:p text:style-name="P15"><text:span text:style-name="T13">ตัวอย่าง</text:span></text:p>
      <text:p text:style-name="P21"><draw:g text:anchor-type="paragraph" draw:z-index="2" draw:style-name="gr1"><draw:g draw:style-name="gr17"><draw:line draw:style-name="gr7" draw:text-style-name="P17" svg:x1="5.07cm" svg:y1="2.992cm" svg:x2="5.07cm" svg:y2="7.273cm"><text:p/></draw:line><draw:line draw:style-name="gr7" draw:text-style-name="P17" svg:x1="4.248cm" svg:y1="6.603cm" svg:x2="7.883cm" svg:y2="6.603cm"><text:p/></draw:line><draw:line draw:style-name="gr7" draw:text-style-name="P17" svg:x1="4.248cm" svg:y1="3.602cm" svg:x2="7.883cm" svg:y2="3.602cm"><text:p/></draw:line><draw:line draw:style-name="gr7" draw:text-style-name="P17" svg:x1="4.248cm" svg:y1="5.602cm" svg:x2="7.883cm" svg:y2="5.602cm"><text:p/></draw:line><draw:line draw:style-name="gr7" draw:text-style-name="P17" svg:x1="4.248cm" svg:y1="4.602cm" svg:x2="7.883cm" svg:y2="4.602cm"><text:p/></draw:line><draw:line draw:style-name="gr7" draw:text-style-name="P17" svg:x1="7.07cm" svg:y1="2.992cm" svg:x2="7.07cm" svg:y2="7.273cm"><text:p/></draw:line><draw:line draw:style-name="gr7" draw:text-style-name="P17" svg:x1="6.07cm" svg:y1="2.992cm" svg:x2="6.07cm" svg:y2="7.273cm"><text:p/></draw:line><draw:frame draw:style-name="gr14" svg:width="0.473cm" svg:height="0.715cm" svg:x="3.913cm" svg:y="3.228cm"><draw:text-box><text:p>0</text:p></draw:text-box></draw:frame><draw:frame draw:style-name="gr14" svg:width="0.473cm" svg:height="0.715cm" svg:x="3.934cm" svg:y="4.253cm"><draw:text-box><text:p>1</text:p></draw:text-box></draw:frame><draw:frame draw:style-name="gr14" svg:width="0.473cm" svg:height="0.715cm" svg:x="3.944cm" svg:y="6.257cm"><draw:text-box><text:p>3</text:p></draw:text-box></draw:frame><draw:frame draw:style-name="gr14" svg:width="0.366cm" svg:height="0.715cm" svg:x="3.925cm" svg:y="5.227cm"><draw:text-box><text:p>2</text:p></draw:text-box></draw:frame><draw:frame draw:style-name="gr14" svg:width="0.473cm" svg:height="0.715cm" svg:x="5.966cm" svg:y="7.186cm"><draw:text-box><text:p>1</text:p></draw:text-box></draw:frame><draw:frame draw:style-name="gr14" svg:width="0.473cm" svg:height="0.715cm" svg:x="6.962cm" svg:y="7.179cm"><draw:text-box><text:p>2</text:p></draw:text-box></draw:frame><draw:frame draw:style-name="gr14" svg:width="0.473cm" svg:height="0.715cm" svg:x="4.964cm" svg:y="7.179cm"><draw:text-box><text:p>0</text:p></draw:text-box></draw:frame><draw:frame draw:style-name="gr15" svg:width="1.542cm" svg:height="0.532cm" svg:x="5.421cm" svg:y="7.781cm"><draw:text-box><text:p>Column</text:p></draw:text-box></draw:frame><draw:frame draw:style-name="gr16" svg:width="1.313cm" svg:height="0.904cm" svg:x="2.408cm" svg:y="4.646cm"><draw:text-box><text:p>Row</text:p></draw:text-box></draw:frame><draw:ellipse draw:style-name="gr7" draw:text-style-name="P17" svg:width="0.237cm" svg:height="0.258cm" svg:x="5.968cm" svg:y="5.467cm"><text:p/></draw:ellipse></draw:g><draw:frame draw:style-name="gr18" draw:text-style-name="P31" svg:width="0.56cm" svg:height="0.969cm" svg:x="8.075cm" svg:y="3.186cm"><draw:text-box><text:p><text:span text:style-name="T1">1</text:span></text:p></draw:text-box></draw:frame><draw:frame draw:style-name="gr18" draw:text-style-name="P31" svg:width="0.539cm" svg:height="0.969cm" svg:x="8.075cm" svg:y="4.195cm"><draw:text-box><text:p><text:span text:style-name="T1">1</text:span></text:p></draw:text-box></draw:frame><draw:frame draw:style-name="gr18" draw:text-style-name="P31" svg:width="0.518cm" svg:height="0.969cm" svg:x="8.075cm" svg:y="5.227cm"><draw:text-box><text:p><text:span text:style-name="T1">0</text:span></text:p></draw:text-box></draw:frame><draw:frame draw:style-name="gr18" draw:text-style-name="P31" svg:width="0.532cm" svg:height="0.969cm" svg:x="5.987cm" svg:y="2.283cm"><draw:text-box><text:p><text:span text:style-name="T1">0</text:span></text:p></draw:text-box></draw:frame><draw:frame draw:style-name="gr18" draw:text-style-name="P31" svg:width="0.516cm" svg:height="0.969cm" svg:x="4.971cm" svg:y="2.281cm"><draw:text-box><text:p><text:span text:style-name="T1">0</text:span></text:p></draw:text-box></draw:frame><draw:frame draw:style-name="gr18" draw:text-style-name="P31" svg:width="0.597cm" svg:height="0.969cm" svg:x="6.985cm" svg:y="2.283cm"><draw:text-box><text:p><text:span text:style-name="T1">0</text:span></text:p></draw:text-box></draw:frame><draw:frame draw:style-name="gr18" draw:text-style-name="P31" svg:width="0.56cm" svg:height="0.969cm" svg:x="8.075cm" svg:y="6.227cm"><draw:text-box><text:p><text:span text:style-name="T1">1</text:span></text:p></draw:text-box></draw:frame></draw:g><text:tab/><text:tab/>สมมุติให้เรากดปุ่มเลข 8 ก็คือตำแหน่ง Row 2 Column 1 โดยให้ตัวเลขสีแดงแทน Logic ที่เกิดขึ้น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/>Logic ที่ Row 2 จะเปลี่ยนจาก 1มีค่าเป็น 0 ทำให้เรารู้ว่าปุ่มที่ถูกกดนั้นอยู่ที่ Row 2 จากนั้นเราก็จะหาต่อว่าปุ่มที่ถูกกดอยู่ใน Columnใดโดยการเปลี่ยน Logic เป็น 0 ทีละ Column</text:p>
      <text:p text:style-name="P15"/>
      <text:p text:style-name="P15"><draw:g text:anchor-type="paragraph" draw:z-index="3" draw:style-name="gr1"><draw:g draw:style-name="gr17"><draw:line draw:style-name="gr7" draw:text-style-name="P17" svg:x1="5.393cm" svg:y1="0.041cm" svg:x2="5.393cm" svg:y2="4.322cm"><text:p/></draw:line><draw:line draw:style-name="gr7" draw:text-style-name="P17" svg:x1="4.571cm" svg:y1="3.652cm" svg:x2="8.206cm" svg:y2="3.652cm"><text:p/></draw:line><draw:line draw:style-name="gr7" draw:text-style-name="P17" svg:x1="4.571cm" svg:y1="0.651cm" svg:x2="8.206cm" svg:y2="0.651cm"><text:p/></draw:line><draw:line draw:style-name="gr7" draw:text-style-name="P17" svg:x1="4.571cm" svg:y1="2.651cm" svg:x2="8.206cm" svg:y2="2.651cm"><text:p/></draw:line><draw:line draw:style-name="gr7" draw:text-style-name="P17" svg:x1="4.571cm" svg:y1="1.651cm" svg:x2="8.206cm" svg:y2="1.651cm"><text:p/></draw:line><draw:line draw:style-name="gr7" draw:text-style-name="P17" svg:x1="7.393cm" svg:y1="0.041cm" svg:x2="7.393cm" svg:y2="4.322cm"><text:p/></draw:line><draw:line draw:style-name="gr7" draw:text-style-name="P17" svg:x1="6.393cm" svg:y1="0.041cm" svg:x2="6.393cm" svg:y2="4.322cm"><text:p/></draw:line><draw:frame draw:style-name="gr14" svg:width="0.473cm" svg:height="0.715cm" svg:x="4.237cm" svg:y="0.277cm"><draw:text-box><text:p>0</text:p></draw:text-box></draw:frame><draw:frame draw:style-name="gr14" svg:width="0.473cm" svg:height="0.715cm" svg:x="4.257cm" svg:y="1.302cm"><draw:text-box><text:p>1</text:p></draw:text-box></draw:frame><draw:frame draw:style-name="gr14" svg:width="0.473cm" svg:height="0.715cm" svg:x="4.267cm" svg:y="3.306cm"><draw:text-box><text:p>3</text:p></draw:text-box></draw:frame><draw:frame draw:style-name="gr14" svg:width="0.366cm" svg:height="0.715cm" svg:x="4.248cm" svg:y="2.276cm"><draw:text-box><text:p>2</text:p></draw:text-box></draw:frame><draw:frame draw:style-name="gr14" svg:width="0.473cm" svg:height="0.715cm" svg:x="6.289cm" svg:y="4.235cm"><draw:text-box><text:p>1</text:p></draw:text-box></draw:frame><draw:frame draw:style-name="gr14" svg:width="0.473cm" svg:height="0.715cm" svg:x="7.285cm" svg:y="4.228cm"><draw:text-box><text:p>2</text:p></draw:text-box></draw:frame><draw:frame draw:style-name="gr14" svg:width="0.473cm" svg:height="0.715cm" svg:x="5.287cm" svg:y="4.228cm"><draw:text-box><text:p>0</text:p></draw:text-box></draw:frame><draw:frame draw:style-name="gr15" svg:width="1.542cm" svg:height="0.532cm" svg:x="5.744cm" svg:y="4.83cm"><draw:text-box><text:p>Column</text:p></draw:text-box></draw:frame><draw:frame draw:style-name="gr16" svg:width="1.313cm" svg:height="0.904cm" svg:x="2.731cm" svg:y="1.695cm"><draw:text-box><text:p>Row</text:p></draw:text-box></draw:frame><draw:ellipse draw:style-name="gr7" draw:text-style-name="P17" svg:width="0.237cm" svg:height="0.258cm" svg:x="6.292cm" svg:y="2.516cm"><text:p/></draw:ellipse></draw:g><draw:frame draw:style-name="gr18" draw:text-style-name="P31" svg:width="0.56cm" svg:height="0.969cm" svg:x="8.398cm" svg:y="0.235cm"><draw:text-box><text:p><text:span text:style-name="T1">1</text:span></text:p></draw:text-box></draw:frame><draw:frame draw:style-name="gr18" draw:text-style-name="P31" svg:width="0.539cm" svg:height="0.969cm" svg:x="8.398cm" svg:y="1.244cm"><draw:text-box><text:p><text:span text:style-name="T1">1</text:span></text:p></draw:text-box></draw:frame><draw:frame draw:style-name="gr18" draw:text-style-name="P31" svg:width="0.518cm" svg:height="0.969cm" svg:x="8.398cm" svg:y="2.276cm"><draw:text-box><text:p><text:span text:style-name="T1">1</text:span></text:p></draw:text-box></draw:frame><draw:frame draw:style-name="gr18" draw:text-style-name="P31" svg:width="0.532cm" svg:height="0.969cm" svg:x="6.31cm" svg:y="-0.668cm"><draw:text-box><text:p><text:span text:style-name="T1">1</text:span></text:p></draw:text-box></draw:frame><draw:frame draw:style-name="gr18" draw:text-style-name="P31" svg:width="0.516cm" svg:height="0.969cm" svg:x="5.294cm" svg:y="-0.67cm"><draw:text-box><text:p><text:span text:style-name="T1">0</text:span></text:p></draw:text-box></draw:frame><draw:frame draw:style-name="gr18" draw:text-style-name="P31" svg:width="0.597cm" svg:height="0.969cm" svg:x="7.308cm" svg:y="-0.668cm"><draw:text-box><text:p><text:span text:style-name="T1">1</text:span></text:p></draw:text-box></draw:frame><draw:frame draw:style-name="gr18" draw:text-style-name="P31" svg:width="0.56cm" svg:height="0.969cm" svg:x="8.398cm" svg:y="3.276cm"><draw:text-box><text:p><text:span text:style-name="T1">1</text:span></text:p></draw:text-box></draw:frame></draw:g></text:p>
      <text:p text:style-name="P15"><text:tab/></text:p>
      <text:p text:style-name="P15"/>
      <text:p text:style-name="P15"/>
      <text:p text:style-name="P15"/>
      <text:p text:style-name="P15"/>
      <text:p text:style-name="P21"/>
      <text:p text:style-name="P21">เริ่มจาก Column 0 ก็จะเห็นว่า Row 2 นั้นมีค่าเป็น 1 ไม่เปลี่ยนแปลง ก็แสดงว่าปุ่มที่ถูกกดนั้นไม่ได้อยู่ที่ตำแหน่ง Column 0 </text:p>
      <text:p text:style-name="P21"/>
      <text:p text:style-name="P15"><draw:g text:anchor-type="paragraph" draw:z-index="4" draw:style-name="gr1"><draw:g draw:style-name="gr17"><draw:line draw:style-name="gr7" draw:text-style-name="P17" svg:x1="5.393cm" svg:y1="0.041cm" svg:x2="5.393cm" svg:y2="4.322cm"><text:p/></draw:line><draw:line draw:style-name="gr7" draw:text-style-name="P17" svg:x1="4.571cm" svg:y1="3.652cm" svg:x2="8.206cm" svg:y2="3.652cm"><text:p/></draw:line><draw:line draw:style-name="gr7" draw:text-style-name="P17" svg:x1="4.571cm" svg:y1="0.651cm" svg:x2="8.206cm" svg:y2="0.651cm"><text:p/></draw:line><draw:line draw:style-name="gr7" draw:text-style-name="P17" svg:x1="4.571cm" svg:y1="2.651cm" svg:x2="8.206cm" svg:y2="2.651cm"><text:p/></draw:line><draw:line draw:style-name="gr7" draw:text-style-name="P17" svg:x1="4.571cm" svg:y1="1.651cm" svg:x2="8.206cm" svg:y2="1.651cm"><text:p/></draw:line><draw:line draw:style-name="gr7" draw:text-style-name="P17" svg:x1="7.393cm" svg:y1="0.041cm" svg:x2="7.393cm" svg:y2="4.322cm"><text:p/></draw:line><draw:line draw:style-name="gr7" draw:text-style-name="P17" svg:x1="6.393cm" svg:y1="0.041cm" svg:x2="6.393cm" svg:y2="4.322cm"><text:p/></draw:line><draw:frame draw:style-name="gr14" svg:width="0.473cm" svg:height="0.715cm" svg:x="4.237cm" svg:y="0.277cm"><draw:text-box><text:p>0</text:p></draw:text-box></draw:frame><draw:frame draw:style-name="gr14" svg:width="0.473cm" svg:height="0.715cm" svg:x="4.257cm" svg:y="1.302cm"><draw:text-box><text:p>1</text:p></draw:text-box></draw:frame><draw:frame draw:style-name="gr14" svg:width="0.473cm" svg:height="0.715cm" svg:x="4.267cm" svg:y="3.306cm"><draw:text-box><text:p>3</text:p></draw:text-box></draw:frame><draw:frame draw:style-name="gr14" svg:width="0.366cm" svg:height="0.715cm" svg:x="4.248cm" svg:y="2.276cm"><draw:text-box><text:p>2</text:p></draw:text-box></draw:frame><draw:frame draw:style-name="gr14" svg:width="0.473cm" svg:height="0.715cm" svg:x="6.289cm" svg:y="4.235cm"><draw:text-box><text:p>1</text:p></draw:text-box></draw:frame><draw:frame draw:style-name="gr14" svg:width="0.473cm" svg:height="0.715cm" svg:x="7.285cm" svg:y="4.228cm"><draw:text-box><text:p>2</text:p></draw:text-box></draw:frame><draw:frame draw:style-name="gr14" svg:width="0.473cm" svg:height="0.715cm" svg:x="5.287cm" svg:y="4.228cm"><draw:text-box><text:p>0</text:p></draw:text-box></draw:frame><draw:frame draw:style-name="gr15" svg:width="1.542cm" svg:height="0.532cm" svg:x="5.744cm" svg:y="4.83cm"><draw:text-box><text:p>Column</text:p></draw:text-box></draw:frame><draw:frame draw:style-name="gr16" svg:width="1.313cm" svg:height="0.904cm" svg:x="2.731cm" svg:y="1.695cm"><draw:text-box><text:p>Row</text:p></draw:text-box></draw:frame><draw:ellipse draw:style-name="gr7" draw:text-style-name="P17" svg:width="0.237cm" svg:height="0.258cm" svg:x="6.292cm" svg:y="2.516cm"><text:p/></draw:ellipse></draw:g><draw:frame draw:style-name="gr18" draw:text-style-name="P31" svg:width="0.56cm" svg:height="0.969cm" svg:x="8.398cm" svg:y="0.235cm"><draw:text-box><text:p><text:span text:style-name="T1">1</text:span></text:p></draw:text-box></draw:frame><draw:frame draw:style-name="gr18" draw:text-style-name="P31" svg:width="0.539cm" svg:height="0.969cm" svg:x="8.398cm" svg:y="1.244cm"><draw:text-box><text:p><text:span text:style-name="T1">1</text:span></text:p></draw:text-box></draw:frame><draw:frame draw:style-name="gr18" draw:text-style-name="P31" svg:width="0.518cm" svg:height="0.969cm" svg:x="8.398cm" svg:y="2.276cm"><draw:text-box><text:p><text:span text:style-name="T1">0</text:span></text:p></draw:text-box></draw:frame><draw:frame draw:style-name="gr18" draw:text-style-name="P31" svg:width="0.532cm" svg:height="0.969cm" svg:x="6.31cm" svg:y="-0.668cm"><draw:text-box><text:p><text:span text:style-name="T1">0</text:span></text:p></draw:text-box></draw:frame><draw:frame draw:style-name="gr18" draw:text-style-name="P31" svg:width="0.516cm" svg:height="0.969cm" svg:x="5.294cm" svg:y="-0.67cm"><draw:text-box><text:p><text:span text:style-name="T1">1</text:span></text:p></draw:text-box></draw:frame><draw:frame draw:style-name="gr18" draw:text-style-name="P31" svg:width="0.597cm" svg:height="0.969cm" svg:x="7.308cm" svg:y="-0.668cm"><draw:text-box><text:p><text:span text:style-name="T1">1</text:span></text:p></draw:text-box></draw:frame><draw:frame draw:style-name="gr18" draw:text-style-name="P31" svg:width="0.56cm" svg:height="0.969cm" svg:x="8.398cm" svg:y="3.276cm"><draw:text-box><text:p><text:span text:style-name="T1">1</text:span></text:p></draw:text-box></draw:frame></draw:g></text:p>
      <text:p text:style-name="P15"/>
      <text:p text:style-name="P15"/>
      <text:p text:style-name="P15"/>
      <text:p text:style-name="P15"/>
      <text:p text:style-name="P15"/>
      <text:p text:style-name="P21"/>
      <text:p text:style-name="P21">ต่อไปเราก็ให้ Column 1 เป็น 0 ก็จะเห็นว่า Row 2 นั้นเปลี่ยนค่าเป็น 0 แสดงว่าปุ่มที่ถูกกดอยู่ที่ตำแหน่ง Column 1 เมื่อเรารู้ทั้ง Row และ Columnแล้วเราก็สามารถบอกได้ว่า ปุ่มที่ตำแหน่ง Row 2 Column 1 นั้นก็คือปุ่มเลข 8</text:p>
      <text:p text:style-name="P14">Function API </text:p>
      <text:p text:style-name="P25">void init_keypad(void)</text:p>
      <text:p text:style-name="P21">Description</text:p>
      <text:p text:style-name="P21"><text:tab/>เป็นการกำหนดค่าเริ่มต้นในการใช้งานModule E_ARM7_Keypad</text:p>
      <text:p text:style-name="P21"><text:span text:style-name="T12">what are they do ? (initial register interrupt setting ??)</text:span> </text:p>
      <text:p text:style-name="P21">Inputs</text:p>
      <text:p text:style-name="P21"><text:tab/>None</text:p>
      <text:p text:style-name="P21">Outputs</text:p>
      <text:p text:style-name="P21"><text:tab/>None</text:p>
      <text:p text:style-name="P21">Notes</text:p>
      <text:p text:style-name="P21"><text:tab/>None</text:p>
      <text:p text:style-name="Text_20_body"/>
      <text:p text:style-name="P32">char keypad(void) <text:s text:c="2"/><text:span text:style-name="T12">read_keypad ( naming convention)</text:span></text:p>
      <text:p text:style-name="P21">Description</text:p>
      <text:p text:style-name="P21"><text:tab/>เป็นการอ่านค่าปุ่มที่ถูกกดแล้วส่งค่าที่อ่านได้กลับไป</text:p>
      <text:p text:style-name="P21">Inputs</text:p>
      <text:p text:style-name="P21"><text:tab/>None</text:p>
      <text:p text:style-name="P21">Output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7">ค่าที่คืนกลับมา</text:p>
          </table:table-cell>
          <table:table-cell table:style-name="Table7.A1" office:value-type="string">
            <text:p text:style-name="P28">ประเภท</text:p>
          </table:table-cell>
          <table:table-cell table:style-name="Table7.C1" office:value-type="string">
            <text:p text:style-name="P27">คำอธิบาย</text:p>
          </table:table-cell>
        </table:table-row>
        <table:table-row>
          <table:table-cell table:style-name="Table7.A2" office:value-type="string">
            <text:p text:style-name="P21">$</text:p>
          </table:table-cell>
          <table:table-cell table:style-name="Table7.A2" office:value-type="string">
            <text:p text:style-name="P21">char 8 bit (ASCII)</text:p>
          </table:table-cell>
          <table:table-cell table:style-name="Table7.C2" office:value-type="string">
            <text:p text:style-name="P21">จะคืนค่าเป็น '$' เมื่อไม่มีการกดปุ่ม</text:p>
          </table:table-cell>
        </table:table-row>
        <table:table-row>
          <table:table-cell table:style-name="Table7.A2" office:value-type="string">
            <text:p text:style-name="P21">0-9, *, #</text:p>
          </table:table-cell>
          <table:table-cell table:style-name="Table7.A2" office:value-type="string">
            <text:p text:style-name="P21">char 8 bit (ASCII)</text:p>
          </table:table-cell>
          <table:table-cell table:style-name="Table7.C2" office:value-type="string">
            <text:p text:style-name="P21">จะคืนค่าเป็นค่าของปุ่มที่ถูกกด ซึ่งจะเป็นค่าใดค่าหนึ่งใน 0-9 หรือเป็น * หรือเป็น #</text:p>
          </table:table-cell>
        </table:table-row>
      </table:table>
      <text:p text:style-name="P21">Notes</text:p>
      <text:p text:style-name="P21"><text:tab/>None</text:p>
      <text:p text:style-name="P14">Resource usag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PIN</text:p>
          </table:table-cell>
          <table:table-cell table:style-name="Table4.B1" office:value-type="string">
            <text:p text:style-name="P29">Use as</text:p>
          </table:table-cell>
        </table:table-row>
        <table:table-row>
          <table:table-cell table:style-name="Table4.A2" office:value-type="string">
            <text:p text:style-name="P29">0.15 <text:span text:style-name="T12">(E-block PIN)</text:span></text:p>
          </table:table-cell>
          <table:table-cell table:style-name="Table4.B2" office:value-type="string">
            <text:p text:style-name="P15">GPIO input</text:p>
          </table:table-cell>
        </table:table-row>
        <table:table-row>
          <table:table-cell table:style-name="Table4.A2" office:value-type="string">
            <text:p text:style-name="P29">1.16</text:p>
          </table:table-cell>
          <table:table-cell table:style-name="Table4.B2" office:value-type="string">
            <text:p text:style-name="P15">GPIO input </text:p>
          </table:table-cell>
        </table:table-row>
        <table:table-row>
          <table:table-cell table:style-name="Table4.A2" office:value-type="string">
            <text:p text:style-name="P29">1.17</text:p>
          </table:table-cell>
          <table:table-cell table:style-name="Table4.B2" office:value-type="string">
            <text:p text:style-name="P15">GPIO input</text:p>
          </table:table-cell>
        </table:table-row>
        <table:table-row>
          <table:table-cell table:style-name="Table4.A2" office:value-type="string">
            <text:p text:style-name="P29">1.18</text:p>
          </table:table-cell>
          <table:table-cell table:style-name="Table4.B2" office:value-type="string">
            <text:p text:style-name="P15">GPIO input</text:p>
          </table:table-cell>
        </table:table-row>
        <table:table-row>
          <table:table-cell table:style-name="Table4.A2" office:value-type="string">
            <text:p text:style-name="P29">1.19</text:p>
          </table:table-cell>
          <table:table-cell table:style-name="Table4.B2" office:value-type="string">
            <text:p text:style-name="P15">GPIO output</text:p>
          </table:table-cell>
        </table:table-row>
        <table:table-row>
          <table:table-cell table:style-name="Table4.A2" office:value-type="string">
            <text:p text:style-name="P29">1.20</text:p>
          </table:table-cell>
          <table:table-cell table:style-name="Table4.B2" office:value-type="string">
            <text:p text:style-name="P15">GPIO output</text:p>
          </table:table-cell>
        </table:table-row>
        <table:table-row>
          <table:table-cell table:style-name="Table4.A2" office:value-type="string">
            <text:p text:style-name="P29">1.21</text:p>
          </table:table-cell>
          <table:table-cell table:style-name="Table4.B2" office:value-type="string">
            <text:p text:style-name="P15">GPIO output</text:p>
          </table:table-cell>
        </table:table-row>
      </table:table>
      <text:p text:style-name="P33"/>
      <text:p text:style-name="P13">4</text:p>
      <text:h text:style-name="Chaptertitle" text:outline-level="1">E_ARM7_SD/MMC</text:h>
      <text:p text:style-name="P14">Module objective</text:p>
      <text:p text:style-name="P21"><text:tab/>เป็น Module สำหรับเขียนและอ่านข้อมูลลง SD/MMC Card <text:s/><text:span text:style-name="T12">Communication mode (SPI)</text:span></text:p>
      <text:p text:style-name="P34">Header <text:s/>Requirements (other modules ?)</text:p>
      <text:p text:style-name="P21"><text:tab/>spi (spi.h,spi.c)</text:p>
      <text:p text:style-name="P21"><text:tab/>type.h</text:p>
      <text:p text:style-name="P14">Theory</text:p>
      <text:p text:style-name="P35"><text:tab/><text:span text:style-name="T15">ในการเขียนและอ่าน SD/MMC จะทำการเขียนอ่านข้อมูลทีละบล๊อคของข้อมูล โดยในที่นี้จะกำหนดค่าให้ 1 บล๊อคเท่ากับ 512 byte จะได้</text:span></text:p>
      <text:p text:style-name="P21"><draw:g text:anchor-type="paragraph" draw:z-index="18" draw:style-name="gr1"><draw:custom-shape draw:style-name="gr19" draw:text-style-name="P17" svg:width="7.937cm" svg:height="0.952cm" svg:x="2.983cm" svg:y="-0.039cm"><text:p text:style-name="P17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17" svg:width="7.937cm" svg:height="0.952cm" svg:x="2.983cm" svg:y="2.813cm"><text:p text:style-name="P17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17" svg:width="7.937cm" svg:height="0.952cm" svg:x="2.983cm" svg:y="1.862cm"><text:p text:style-name="P17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17" svg:width="7.937cm" svg:height="0.952cm" svg:x="2.983cm" svg:y="0.912cm"><text:p text:style-name="P17">512 byte</text:p><draw:enhanced-geometry svg:viewBox="0 0 21600 21600" draw:glue-points="10800 0 0 10800 10800 21600 21600 10800" draw:type="flowchart-process" draw:enhanced-path="M 0 0 L 21600 0 21600 21600 0 21600 0 0 Z N"/></draw:custom-shape><draw:frame draw:style-name="gr4" svg:width="1.696cm" svg:height="0.689cm" svg:x="0.856cm" svg:y="0.06cm"><draw:text-box><text:p>Block 0</text:p></draw:text-box></draw:frame><draw:frame draw:style-name="gr4" svg:width="1.696cm" svg:height="0.689cm" svg:x="0.831cm" svg:y="1.039cm"><draw:text-box><text:p>Block 1</text:p></draw:text-box></draw:frame><draw:frame draw:style-name="gr4" svg:width="1.696cm" svg:height="0.689cm" svg:x="0.826cm" svg:y="3.018cm"><draw:text-box><text:p>Block 3</text:p></draw:text-box></draw:frame><draw:frame draw:style-name="gr4" svg:width="1.696cm" svg:height="0.689cm" svg:x="0.826cm" svg:y="2.048cm"><draw:text-box><text:p>Block 2</text:p></draw:text-box></draw:frame><draw:frame draw:style-name="gr4" draw:text-style-name="P37" svg:width="1.696cm" svg:height="1.273cm" svg:x="1.288cm" svg:y="3.42cm"><draw:text-box><text:p text:style-name="P36"><text:span text:style-name="T16">.</text:span></text:p><text:p text:style-name="P36"><text:span text:style-name="T16">.</text:span></text:p><text:p text:style-name="P36"><text:span text:style-name="T16">.</text:span></text:p></draw:text-box></draw:frame><draw:frame draw:style-name="gr4" draw:text-style-name="P37" svg:width="1.696cm" svg:height="1.273cm" svg:x="6.846cm" svg:y="3.42cm"><draw:text-box><text:p text:style-name="P36"><text:span text:style-name="T16">.</text:span></text:p><text:p text:style-name="P36"><text:span text:style-name="T16">.</text:span></text:p><text:p text:style-name="P36"><text:span text:style-name="T16">.</text:span></text:p></draw:text-box></draw:frame></draw:g></text:p>
      <text:p text:style-name="P21"/>
      <text:p text:style-name="P35"/>
      <text:p text:style-name="P35"/>
      <text:p text:style-name="P35"/>
      <text:p text:style-name="P14">Function API </text:p>
      <text:p text:style-name="P25">int mmc_init(void)</text:p>
      <text:p text:style-name="P21">Description</text:p>
      <text:p text:style-name="P21"><text:tab/>เป็นการกำหนดค่าเริ่มต้นในการใช้งานModule E_ARM7_SD/MMC</text:p>
      <text:p text:style-name="P21">Inputs</text:p>
      <text:p text:style-name="P21"><text:tab/>None</text:p>
      <text:p text:style-name="P21">Output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7">ค่าที่คืนกลับมา</text:p>
          </table:table-cell>
          <table:table-cell table:style-name="Table8.A1" office:value-type="string">
            <text:p text:style-name="P28">ประเภท</text:p>
          </table:table-cell>
          <table:table-cell table:style-name="Table8.C1" office:value-type="string">
            <text:p text:style-name="P27">คำอธิบาย</text:p>
          </table:table-cell>
        </table:table-row>
        <table:table-row>
          <table:table-cell table:style-name="Table8.A2" office:value-type="string">
            <text:p text:style-name="P21">0</text:p>
          </table:table-cell>
          <table:table-cell table:style-name="Table8.A2" office:value-type="string">
            <text:p text:style-name="P21">int 32 bit</text:p>
          </table:table-cell>
          <table:table-cell table:style-name="Table8.C2" office:value-type="string">
            <text:p text:style-name="P21">จะคืนค่าเป็น 0 เมื่อทำการกำหนดค่าเริ่มต้นสำเร็จ</text:p>
          </table:table-cell>
        </table:table-row>
        <table:table-row>
          <table:table-cell table:style-name="Table8.A2" office:value-type="string">
            <text:p text:style-name="P21">1, 2, 3</text:p>
          </table:table-cell>
          <table:table-cell table:style-name="Table8.A2" office:value-type="string">
            <text:p text:style-name="P21">int 32 bit</text:p>
          </table:table-cell>
          <table:table-cell table:style-name="Table8.C2" office:value-type="string">
            <text:p text:style-name="P21">จะคืนค่าเป็น 1, 2 หรือ 3 เมื่อทำการกำหนดค่าไม่สำเร็จ<text:span text:style-name="T12"> what is meaning of 1 2 3</text:span></text:p>
          </table:table-cell>
        </table:table-row>
      </table:table>
      <text:p text:style-name="P21">Notes</text:p>
      <text:p text:style-name="P25"><text:span text:style-name="T17"><text:tab/>None<text:line-break/></text:span></text:p>
      <text:p text:style-name="P25">int32 mmc_read_block_int(<text:span text:style-name="T12">WORD ? uint16</text:span> block_number,</text:p>
      <text:p text:style-name="P25"><text:tab/><text:tab/><text:tab/>int32 MMCRDData[MMC_DATA_SIZE/4]);</text:p>
      <text:p text:style-name="P21">Description</text:p>
      <text:p text:style-name="P21"><text:tab/>ใช้สำหรับการอ่านข้อมูลที่เป็น integer <text:s/><text:span text:style-name="T12">Explain more how to calculate MMC_DATA_SIZE</text:span></text:p>
      <text:p text:style-name="P21">Inputs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ค่าที่ต้องการ</text:p>
          </table:table-cell>
          <table:table-cell table:style-name="Table13.A1" office:value-type="string">
            <text:p text:style-name="P28">ประเภท</text:p>
          </table:table-cell>
          <table:table-cell table:style-name="Table13.C1" office:value-type="string">
            <text:p text:style-name="P27">คำอธิบาย</text:p>
          </table:table-cell>
        </table:table-row>
        <table:table-row>
          <table:table-cell table:style-name="Table13.A2" office:value-type="string">
            <text:p text:style-name="P21">block_number</text:p>
          </table:table-cell>
          <table:table-cell table:style-name="Table13.A2" office:value-type="string">
            <text:p text:style-name="P21">unsigned short 16 bit</text:p>
          </table:table-cell>
          <table:table-cell table:style-name="Table13.C2" office:value-type="string">
            <text:p text:style-name="P21">เป็นเลขของบล๊อคที่จะอ่าน</text:p>
          </table:table-cell>
        </table:table-row>
        <table:table-row>
          <table:table-cell table:style-name="Table13.A2" office:value-type="string">
            <text:p text:style-name="P21">MMCRDData</text:p>
          </table:table-cell>
          <table:table-cell table:style-name="Table13.A2" office:value-type="string">
            <text:p text:style-name="P21">array of int 32 bit</text:p>
          </table:table-cell>
          <table:table-cell table:style-name="Table13.C2" office:value-type="string">
            <text:p text:style-name="P21">เป็นอาเรย์สำหรับเก็บข้อมูลที่อ่านออกมาได้</text:p>
          </table:table-cell>
        </table:table-row>
      </table:table>
      <text:p text:style-name="P21">Output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7">ค่าที่คืนกลับมา</text:p>
          </table:table-cell>
          <table:table-cell table:style-name="Table9.A1" office:value-type="string">
            <text:p text:style-name="P28">ประเภท</text:p>
          </table:table-cell>
          <table:table-cell table:style-name="Table9.C1" office:value-type="string">
            <text:p text:style-name="P27">คำอธิบาย</text:p>
          </table:table-cell>
        </table:table-row>
        <table:table-row>
          <table:table-cell table:style-name="Table9.A2" office:value-type="string">
            <text:p text:style-name="P21">0</text:p>
          </table:table-cell>
          <table:table-cell table:style-name="Table9.A2" office:value-type="string">
            <text:p text:style-name="P21">int 32 bit</text:p>
          </table:table-cell>
          <table:table-cell table:style-name="Table9.C2" office:value-type="string">
            <text:p text:style-name="P21">จะคืนค่าเป็น 0 เมื่อทำการอ่านข้อมูลสำเร็จ</text:p>
          </table:table-cell>
        </table:table-row>
        <table:table-row>
          <table:table-cell table:style-name="Table9.A2" office:value-type="string">
            <text:p text:style-name="P21">6, 7</text:p>
          </table:table-cell>
          <table:table-cell table:style-name="Table9.A2" office:value-type="string">
            <text:p text:style-name="P21">int 32 bit</text:p>
          </table:table-cell>
          <table:table-cell table:style-name="Table9.C2" office:value-type="string">
            <text:p text:style-name="P21">จะคืนค่าเป็น 6 หรือ 7 เมื่อทำการอ่านข้อมูลไม่สำเร็จ<text:span text:style-name="T12">what is meaning of6,7</text:span></text:p>
          </table:table-cell>
        </table:table-row>
      </table:table>
      <text:p text:style-name="P21">Notes</text:p>
      <text:p text:style-name="P15"><text:tab/><text:span text:style-name="T13">None</text:span></text:p>
      <text:p text:style-name="P21"/>
      <text:p text:style-name="P25">int mmc_read_block_char(WORD block_number,</text:p>
      <text:p text:style-name="P25"><text:tab/><text:tab/><text:tab/>char MMCRDData[MMC_DATA_SIZE]);</text:p>
      <text:p text:style-name="P21">Description</text:p>
      <text:p text:style-name="P21"><text:tab/>ใช้สำหรับการอ่านข้อมูลที่เป็น characters <text:span text:style-name="T12">Explain more how to calculate MMC_DATA_SIZE</text:span></text:p>
      <text:p text:style-name="P21">Inputs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ค่าที่ต้องการ</text:p>
          </table:table-cell>
          <table:table-cell table:style-name="Table14.A1" office:value-type="string">
            <text:p text:style-name="P28">ประเภท</text:p>
          </table:table-cell>
          <table:table-cell table:style-name="Table14.C1" office:value-type="string">
            <text:p text:style-name="P27">คำอธิบาย</text:p>
          </table:table-cell>
        </table:table-row>
        <table:table-row>
          <table:table-cell table:style-name="Table14.A2" office:value-type="string">
            <text:p text:style-name="P21">block_number</text:p>
          </table:table-cell>
          <table:table-cell table:style-name="Table14.A2" office:value-type="string">
            <text:p text:style-name="P21">unsigned short 16 bit</text:p>
          </table:table-cell>
          <table:table-cell table:style-name="Table14.C2" office:value-type="string">
            <text:p text:style-name="P21">เป็นเลขของบล๊อคที่จะอ่าน</text:p>
          </table:table-cell>
        </table:table-row>
        <table:table-row>
          <table:table-cell table:style-name="Table14.A2" office:value-type="string">
            <text:p text:style-name="P21">MMCRDData</text:p>
          </table:table-cell>
          <table:table-cell table:style-name="Table14.A2" office:value-type="string">
            <text:p text:style-name="P21">array of char 8 bit (ASCII)</text:p>
          </table:table-cell>
          <table:table-cell table:style-name="Table14.C2" office:value-type="string">
            <text:p text:style-name="P21">เป็นอาเรย์สำหรับเก็บข้อมูลที่อ่านออกมาได้</text:p>
          </table:table-cell>
        </table:table-row>
      </table:table>
      <text:p text:style-name="P21">Outputs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7">ค่าที่คืนกลับมา</text:p>
          </table:table-cell>
          <table:table-cell table:style-name="Table10.A1" office:value-type="string">
            <text:p text:style-name="P28">ประเภท</text:p>
          </table:table-cell>
          <table:table-cell table:style-name="Table10.C1" office:value-type="string">
            <text:p text:style-name="P27">คำอธิบาย</text:p>
          </table:table-cell>
        </table:table-row>
        <table:table-row>
          <table:table-cell table:style-name="Table10.A2" office:value-type="string">
            <text:p text:style-name="P21">0</text:p>
          </table:table-cell>
          <table:table-cell table:style-name="Table10.A2" office:value-type="string">
            <text:p text:style-name="P21">int 32 bit</text:p>
          </table:table-cell>
          <table:table-cell table:style-name="Table10.C2" office:value-type="string">
            <text:p text:style-name="P21">จะคืนค่าเป็น 0 เมื่อทำการอ่านข้อมูลสำเร็จ</text:p>
          </table:table-cell>
        </table:table-row>
        <table:table-row>
          <table:table-cell table:style-name="Table10.A2" office:value-type="string">
            <text:p text:style-name="P21">6, 7</text:p>
          </table:table-cell>
          <table:table-cell table:style-name="Table10.A2" office:value-type="string">
            <text:p text:style-name="P21">int 32 bit</text:p>
          </table:table-cell>
          <table:table-cell table:style-name="Table10.C2" office:value-type="string">
            <text:p text:style-name="P21">จะคืนค่าเป็น 6 หรือ 7 เมื่อทำการอ่านข้อมูลไม่สำเร็จ</text:p>
          </table:table-cell>
        </table:table-row>
      </table:table>
      <text:p text:style-name="P21">Notes</text:p>
      <text:p text:style-name="P21"><text:tab/>None</text:p>
      <text:p text:style-name="P25">int mmc_write_block_int(WORD block_number,</text:p>
      <text:p text:style-name="P25"><text:s text:c="41"/>int MMCWRData[MMC_DATA_SIZE/4]);</text:p>
      <text:p text:style-name="P21">Description</text:p>
      <text:p text:style-name="P21"><text:tab/>ใช้สำหรับการเขียนข้อมูลที่เป็น integer<text:span text:style-name="T12">Explain more how to calculate MMC_DATA_SIZE</text:span></text:p>
      <text:p text:style-name="P21">Inputs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7">ค่าที่ต้องการ</text:p>
          </table:table-cell>
          <table:table-cell table:style-name="Table16.A1" office:value-type="string">
            <text:p text:style-name="P28">ประเภท</text:p>
          </table:table-cell>
          <table:table-cell table:style-name="Table16.C1" office:value-type="string">
            <text:p text:style-name="P27">คำอธิบาย</text:p>
          </table:table-cell>
        </table:table-row>
        <table:table-row>
          <table:table-cell table:style-name="Table16.A2" office:value-type="string">
            <text:p text:style-name="P21">block_number</text:p>
          </table:table-cell>
          <table:table-cell table:style-name="Table16.A2" office:value-type="string">
            <text:p text:style-name="P21">unsigned short 16 bit</text:p>
          </table:table-cell>
          <table:table-cell table:style-name="Table16.C2" office:value-type="string">
            <text:p text:style-name="P21">เป็นเลขของบล๊อคที่จะเขียน</text:p>
          </table:table-cell>
        </table:table-row>
        <table:table-row>
          <table:table-cell table:style-name="Table16.A2" office:value-type="string">
            <text:p text:style-name="P21">MMCWRData</text:p>
          </table:table-cell>
          <table:table-cell table:style-name="Table16.A2" office:value-type="string">
            <text:p text:style-name="P21">array of int 32 bit</text:p>
          </table:table-cell>
          <table:table-cell table:style-name="Table16.C2" office:value-type="string">
            <text:p text:style-name="P21">เป็นอาเรย์ของข้อมูลที่จะเขียนลงไป</text:p>
          </table:table-cell>
        </table:table-row>
      </table:table>
      <text:p text:style-name="P21">Output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7">ค่าที่คืนกลับมา</text:p>
          </table:table-cell>
          <table:table-cell table:style-name="Table11.A1" office:value-type="string">
            <text:p text:style-name="P28">ประเภท</text:p>
          </table:table-cell>
          <table:table-cell table:style-name="Table11.C1" office:value-type="string">
            <text:p text:style-name="P27">คำอธิบาย</text:p>
          </table:table-cell>
        </table:table-row>
        <table:table-row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21">int 32 bit</text:p>
          </table:table-cell>
          <table:table-cell table:style-name="Table11.C2" office:value-type="string">
            <text:p text:style-name="P21">จะคืนค่าเป็น 0 เมื่อทำการเขียนข้อมูลสำเร็จ</text:p>
          </table:table-cell>
        </table:table-row>
        <table:table-row>
          <table:table-cell table:style-name="Table11.A2" office:value-type="string">
            <text:p text:style-name="P21">4, 5</text:p>
          </table:table-cell>
          <table:table-cell table:style-name="Table11.A2" office:value-type="string">
            <text:p text:style-name="P21">int 32 bit</text:p>
          </table:table-cell>
          <table:table-cell table:style-name="Table11.C2" office:value-type="string">
            <text:p text:style-name="P21">จะคืนค่าเป็น 4 หรือ 5 เมื่อทำการเขียนข้อมูลไม่สำเร็จ</text:p>
          </table:table-cell>
        </table:table-row>
      </table:table>
      <text:p text:style-name="P21">Notes</text:p>
      <text:p text:style-name="P21"><text:tab/>None</text:p>
      <text:p text:style-name="P25"/>
      <text:p text:style-name="P38">int mmc_write_block_char(WORD block_number,</text:p>
      <text:p text:style-name="P25"><text:tab/><text:tab/><text:tab/>char MMCWRData[MMC_DATA_SIZE]);</text:p>
      <text:p text:style-name="P21">Description</text:p>
      <text:p text:style-name="P21"><text:tab/>ใช้สำหรับการเขียนข้อมูลที่เป็น characters <text:span text:style-name="T12">Explain more how to calculate MMC_DATA_SIZE</text:span></text:p>
      <text:p text:style-name="P21">Input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7">ค่าที่ต้องการ</text:p>
          </table:table-cell>
          <table:table-cell table:style-name="Table15.A1" office:value-type="string">
            <text:p text:style-name="P28">ประเภท</text:p>
          </table:table-cell>
          <table:table-cell table:style-name="Table15.C1" office:value-type="string">
            <text:p text:style-name="P27">คำอธิบาย</text:p>
          </table:table-cell>
        </table:table-row>
        <table:table-row>
          <table:table-cell table:style-name="Table15.A2" office:value-type="string">
            <text:p text:style-name="P21">block_number</text:p>
          </table:table-cell>
          <table:table-cell table:style-name="Table15.A2" office:value-type="string">
            <text:p text:style-name="P21">unsigned short 16 bit</text:p>
          </table:table-cell>
          <table:table-cell table:style-name="Table15.C2" office:value-type="string">
            <text:p text:style-name="P21">เป็นเลขของบล๊อคที่จะเขียน</text:p>
          </table:table-cell>
        </table:table-row>
        <table:table-row>
          <table:table-cell table:style-name="Table15.A2" office:value-type="string">
            <text:p text:style-name="P21">MMCWRData</text:p>
          </table:table-cell>
          <table:table-cell table:style-name="Table15.A2" office:value-type="string">
            <text:p text:style-name="P21">array of char 8 bit (ASCII)</text:p>
          </table:table-cell>
          <table:table-cell table:style-name="Table15.C2" office:value-type="string">
            <text:p text:style-name="P21">เป็นอาเรย์ของข้อมูลที่จะเขียนลงไป</text:p>
          </table:table-cell>
        </table:table-row>
      </table:table>
      <text:p text:style-name="P21">Outputs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7">ค่าที่คืนกลับมา</text:p>
          </table:table-cell>
          <table:table-cell table:style-name="Table12.A1" office:value-type="string">
            <text:p text:style-name="P28">ประเภท</text:p>
          </table:table-cell>
          <table:table-cell table:style-name="Table12.C1" office:value-type="string">
            <text:p text:style-name="P27">คำอธิบาย</text:p>
          </table:table-cell>
        </table:table-row>
        <table:table-row>
          <table:table-cell table:style-name="Table12.A2" office:value-type="string">
            <text:p text:style-name="P21">0</text:p>
          </table:table-cell>
          <table:table-cell table:style-name="Table12.A2" office:value-type="string">
            <text:p text:style-name="P21">int 32 bit</text:p>
          </table:table-cell>
          <table:table-cell table:style-name="Table12.C2" office:value-type="string">
            <text:p text:style-name="P21">จะคืนค่าเป็น 0 เมื่อทำการเขียนข้อมูลสำเร็จ</text:p>
          </table:table-cell>
        </table:table-row>
        <table:table-row>
          <table:table-cell table:style-name="Table12.A2" office:value-type="string">
            <text:p text:style-name="P21">4, 5</text:p>
          </table:table-cell>
          <table:table-cell table:style-name="Table12.A2" office:value-type="string">
            <text:p text:style-name="P21">int 32 bit</text:p>
          </table:table-cell>
          <table:table-cell table:style-name="Table12.C2" office:value-type="string">
            <text:p text:style-name="P21">จะคืนค่าเป็น 4 หรือ 5 เมื่อทำการเขียนข้อมูลไม่สำเร็จ</text:p>
          </table:table-cell>
        </table:table-row>
      </table:table>
      <text:p text:style-name="P21">Notes</text:p>
      <text:p text:style-name="P21"><text:tab/>None</text:p>
      <text:p text:style-name="P14">Resource usag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IN</text:p>
          </table:table-cell>
          <table:table-cell table:style-name="Table5.B1" office:value-type="string">
            <text:p text:style-name="P29">Use as</text:p>
          </table:table-cell>
        </table:table-row>
        <table:table-row>
          <table:table-cell table:style-name="Table5.A2" office:value-type="string">
            <text:p text:style-name="P29">0.17</text:p>
          </table:table-cell>
          <table:table-cell table:style-name="Table5.B2" office:value-type="string">
            <text:p text:style-name="P15">SCLK1</text:p>
          </table:table-cell>
        </table:table-row>
        <table:table-row>
          <table:table-cell table:style-name="Table5.A2" office:value-type="string">
            <text:p text:style-name="P29">0.18</text:p>
          </table:table-cell>
          <table:table-cell table:style-name="Table5.B2" office:value-type="string">
            <text:p text:style-name="P15">MISO1</text:p>
          </table:table-cell>
        </table:table-row>
        <table:table-row>
          <table:table-cell table:style-name="Table5.A2" office:value-type="string">
            <text:p text:style-name="P29">0.19</text:p>
          </table:table-cell>
          <table:table-cell table:style-name="Table5.B2" office:value-type="string">
            <text:p text:style-name="P15">MOSI1</text:p>
          </table:table-cell>
        </table:table-row>
        <table:table-row>
          <table:table-cell table:style-name="Table5.A2" office:value-type="string">
            <text:p text:style-name="P29">0.20</text:p>
          </table:table-cell>
          <table:table-cell table:style-name="Table5.B2" office:value-type="string">
            <text:p text:style-name="P15">GPIO output</text:p>
          </table:table-cell>
        </table:table-row>
      </table:table>
      <text:p text:style-name="P13">5</text:p>
      <text:h text:style-name="Chaptertitle" text:outline-level="1">E_ARM7_GLCD</text:h>
      <text:p text:style-name="P14">Module objective</text:p>
      <text:p text:style-name="P21"><text:tab/>เป็น Module สำหรับเขียนข้อมูลไปยัง Graphic LCD เพื่อแสดงผล</text:p>
      <text:p text:style-name="P26">description of LCD resolution interface <text:s/><text:span text:style-name="T18">จอ LCD ที่นำมาใช้จะเป็นรูปแบบของ Graphic LCD</text:span><text:span text:style-name="T19"> </text:span><text:span text:style-name="T20">ขนาด </text:span><text:span text:style-name="T19">48x84 Dot</text:span></text:p>
      <text:p text:style-name="P14">Header <text:s/>Requirements</text:p>
      <text:p text:style-name="P21"><text:tab/>spi (spi.h,spi.c)</text:p>
      <text:p text:style-name="P21"><text:tab/>type.h</text:p>
      <text:p text:style-name="P14">Theory</text:p>
      <text:p text:style-name="P39"><text:span text:style-name="T21"><text:tab/></text:span><text:span text:style-name="T22">จอ LCD ที่นำมาใช้จะเป็นรูปแบบของ Graphic LCD</text:span><text:span text:style-name="T23"> </text:span>ขนาด <text:span text:style-name="T23">48x84 Dot </text:span>ซึ่งมี <text:span text:style-name="T23">Controller/Driver </text:span>ภายใน คือ <text:span text:style-name="T23">PCD8544 </text:span>ทำหน้าที่ ควบคุม การแสดงผล และ การทำงานทั้งหมด</text:p>
      <text:p text:style-name="P40"><text:span text:style-name="T24"><text:tab/>ลักษณะการจัดเรียงตำแหน่งแอดเดรสของหน่วยความจำที่แสดงผลบนหน้าจอ </text:span><text:span text:style-name="T25">LCD (DDRAM) </text:span><text:span text:style-name="T24">จะจัดแบบเมตริก </text:span><text:span text:style-name="T25">(Matrix) </text:span><text:span text:style-name="T24">ประกอบด้วย แถว </text:span><text:span text:style-name="T25">(Y Address) </text:span><text:span text:style-name="T24">จำนวน </text:span><text:span text:style-name="T25">6 </text:span><text:span text:style-name="T24">แถว ประกอบด้วย </text:span><text:span text:style-name="T25">Y-Address 0 </text:span><text:span text:style-name="T24">ถึง </text:span><text:span text:style-name="T25">Y-Address 5 </text:span><text:span text:style-name="T24">และ</text:span></text:p>
      <text:p text:style-name="P41"><text:span text:style-name="T24">ทางด้านคอลัมน์ </text:span><text:span text:style-name="T25">(X Address) </text:span><text:span text:style-name="T24">จำนวน </text:span><text:span text:style-name="T25">84 </text:span><text:span text:style-name="T24">คอลัมน์ ประกอบด้วย </text:span><text:span text:style-name="T25">X-Address 0 </text:span><text:span text:style-name="T24">ถึง </text:span><text:span text:style-name="T25">X-Address 83 </text:span><text:span text:style-name="T24">การเข้าถึงตำแหน่งการแสดงผลบนหน้าจอ </text:span><text:span text:style-name="T25">LCD </text:span><text:span text:style-name="T24">จะอาศัยความสัมพันธ์ของ </text:span><text:span text:style-name="T25">X-Address </text:span><text:span text:style-name="T24">และ </text:span><text:span text:style-name="T25">Y-Address </text:span><text:span text:style-name="T24">ประกอบกัน ส่วนข้อมูล </text:span><text:span text:style-name="T25">(Data) </text:span><text:span text:style-name="T24">ที่จะส่งไปแสดงผล จะมีขนาด </text:span><text:span text:style-name="T25">8 </text:span><text:span text:style-name="T24">บิต </text:span><text:span text:style-name="T25">(1 </text:span><text:span text:style-name="T24">ไบต์</text:span><text:span text:style-name="T25">) </text:span><text:span text:style-name="T24">ซึ่งจะถูกวางในแนวตั้ง โดยบิต </text:span><text:span text:style-name="T25">MSB </text:span><text:span text:style-name="T24">จะ อยู่ด้านล่าง และ </text:span><text:span text:style-name="T25">LSB </text:span><text:span text:style-name="T24">อยู่ด้านบน ดังรูปต่อไปนี้</text:span></text:p>
      <text:p text:style-name="P42"><draw:frame draw:style-name="fr1" draw:name="graphics1" text:anchor-type="paragraph" svg:width="9.5cm" svg:height="4.897cm" draw:z-index="19"><draw:image xlink:href="Pictures/200000070000251C0000132070C21800.svm" xlink:type="simple" xlink:show="embed" xlink:actuate="onLoad"/></draw:frame></text:p>
      <text:p text:style-name="P42"><text:tab/>เราสามารถเขียนข้อมูลลงไปในตำแหน่งของหน่วยความจำแสดงผล <text:span text:style-name="T23">(DDRAM) </text:span>ได้อย่างต่อเนื่อง ซึ่งค่าของตำแหน่ง <text:span text:style-name="T23">X-Address </text:span>และ <text:span text:style-name="T23">Y-Address </text:span>จะเพิ่มค่าขึ้นเองโดยอัตโนมัติ ซึ่งสามารถกำหนดรูปแบบการทำงานของแอดเดรสได้ <text:span text:style-name="T23">2 </text:span>รูปแบบ คือ แบบ แนวตั้ง<text:span text:style-name="T23">(Vertical addressing mode(V=1)) </text:span>โดยค่าของ <text:span text:style-name="T23">Y-Address </text:span>จะเพิ่มขึ้น <text:span text:style-name="T23">1 </text:span>ค่าทุกครั้ง <text:span text:style-name="T23">(</text:span>ดูจากรูปที่ 1<text:span text:style-name="T23">) </text:span>และ แบบ แนวนอน<text:span text:style-name="T23">(Horizontal addressing (V = 0)) </text:span>ค่าของ <text:span text:style-name="T23">X-Address </text:span>จะเพิ่มขึ้น <text:span text:style-name="T23">1 </text:span>ค่าทุกครั้ง <text:span text:style-name="T23">(</text:span>ดูจากรูปที่ 2<text:span text:style-name="T23">)</text:span></text:p>
      <text:p text:style-name="P41"><draw:frame draw:style-name="fr2" draw:name="graphics2" text:anchor-type="paragraph" svg:width="11.631cm" svg:height="6.53cm" draw:z-index="20"><draw:image xlink:href="Pictures/2000000700007941000049ACADAD0065.svm" xlink:type="simple" xlink:show="embed" xlink:actuate="onLoad"/></draw:frame><text:span text:style-name="T26">รูปที่ 1</text:span><text:span text:style-name="T27"> </text:span><text:span text:style-name="T26">การเพิ่มค่าแอดเดรสทางแนวตั้ง </text:span><text:span text:style-name="T27">(Vertical addressing mode(V=1))</text:span></text:p>
      <text:p text:style-name="P43"/>
      <text:p text:style-name="P41"><draw:frame draw:style-name="fr3" draw:name="graphics3" text:anchor-type="paragraph" svg:width="11.552cm" svg:height="6.98cm" draw:z-index="21"><draw:image xlink:href="Pictures/20000007000079CE00004AA3132D5E92.svm" xlink:type="simple" xlink:show="embed" xlink:actuate="onLoad"/></draw:frame><text:span text:style-name="T26">รูปที่ 2</text:span><text:span text:style-name="T27"> </text:span><text:span text:style-name="T26">การเพิ่มค่าแอดเดรสทางแนวนอน</text:span><text:span text:style-name="T27">(Horizontal addressing (V = 0))</text:span></text:p>
      <text:p text:style-name="P42">ตัวอย่างการใช้งาน</text:p>
      <text:p text:style-name="P42"><draw:frame draw:style-name="fr4" draw:name="graphics9" text:anchor-type="paragraph" svg:x="-0.462cm" svg:y="1.524cm" svg:width="12.935cm" svg:height="1.789cm" draw:z-index="27"><draw:image xlink:href="Pictures/2000000700003394000007233144DF04.svm" xlink:type="simple" xlink:show="embed" xlink:actuate="onLoad"/></draw:frame><text:tab/>เริ่มแรกเราจะต้องระบุตำแหน่งที่จะแสดงผลก่อน โดยในที่เราจะเริ่มที่ตำแหน่ง 0,0 (X,Y) ก็จะส่งข้อมูลไปดังนี้</text:p>
      <text:p text:style-name="P42"><draw:frame draw:style-name="fr4" draw:name="graphics10" text:anchor-type="paragraph" svg:x="-0.333cm" svg:y="1.854cm" svg:width="12.679cm" svg:height="1.404cm" draw:z-index="28"><draw:image xlink:href="Pictures/20000007000032710000059625B0E220.svm" xlink:type="simple" xlink:show="embed" xlink:actuate="onLoad"/></draw:frame></text:p>
      <text:p text:style-name="P42"/>
      <text:p text:style-name="P42"/>
      <text:p text:style-name="P42"/>
      <text:p text:style-name="P42"><draw:frame draw:style-name="fr4" draw:name="graphics15" text:anchor-type="paragraph" svg:x="-0.492cm" svg:y="8.229cm" svg:width="8.759cm" svg:height="1.563cm" draw:z-index="33"><draw:image xlink:href="Pictures/20000007000022370000061A1CA2F8DC.svm" xlink:type="simple" xlink:show="embed" xlink:actuate="onLoad"/></draw:frame><draw:frame draw:style-name="fr4" draw:name="graphics14" text:anchor-type="paragraph" svg:x="-0.466cm" svg:y="6.387cm" svg:width="8.812cm" svg:height="1.563cm" draw:z-index="32"><draw:image xlink:href="Pictures/200000070000226C0000061AB72A40C2.svm" xlink:type="simple" xlink:show="embed" xlink:actuate="onLoad"/></draw:frame><draw:frame draw:style-name="fr4" draw:name="graphics13" text:anchor-type="paragraph" svg:x="-0.478cm" svg:y="4.505cm" svg:width="8.945cm" svg:height="1.616cm" draw:z-index="31"><draw:image xlink:href="Pictures/20000007000022F00000064F812D78E0.svm" xlink:type="simple" xlink:show="embed" xlink:actuate="onLoad"/></draw:frame><draw:frame draw:style-name="fr4" draw:name="graphics12" text:anchor-type="paragraph" svg:x="-0.517cm" svg:y="2.759cm" svg:width="9.128cm" svg:height="1.536cm" draw:z-index="30"><draw:image xlink:href="Pictures/20000007000023A900000600727A1F39.svm" xlink:type="simple" xlink:show="embed" xlink:actuate="onLoad"/></draw:frame><draw:frame draw:style-name="fr4" draw:name="graphics11" text:anchor-type="paragraph" svg:x="-0.49cm" svg:y="0.82cm" svg:width="8.916cm" svg:height="1.64cm" draw:z-index="29"><draw:image xlink:href="Pictures/20000007000022D5000006695DF50C43.svm" xlink:type="simple" xlink:show="embed" xlink:actuate="onLoad"/></draw:frame><draw:frame draw:style-name="fr5" draw:name="graphics8" text:anchor-type="paragraph" svg:x="8.954cm" svg:y="8.733cm" svg:width="2.939cm" svg:height="1.508cm" draw:z-index="26"><draw:image xlink:href="Pictures/2000000700000B7A000005E57D859A9F.svm" xlink:type="simple" xlink:show="embed" xlink:actuate="onLoad"/></draw:frame><draw:frame draw:style-name="fr5" draw:name="graphics6" text:anchor-type="paragraph" svg:x="8.968cm" svg:y="6.906cm" svg:width="2.939cm" svg:height="1.508cm" draw:z-index="24"><draw:image xlink:href="Pictures/2000000700000B7A000005E5BA528B9E.svm" xlink:type="simple" xlink:show="embed" xlink:actuate="onLoad"/></draw:frame><draw:frame draw:style-name="fr5" draw:name="graphics7" text:anchor-type="paragraph" svg:x="8.943cm" svg:y="5.022cm" svg:width="2.963cm" svg:height="1.536cm" draw:z-index="25"><draw:image xlink:href="Pictures/2000000700000B94000006003DD3243F.svm" xlink:type="simple" xlink:show="embed" xlink:actuate="onLoad"/></draw:frame><draw:frame draw:style-name="fr5" draw:name="graphics5" text:anchor-type="paragraph" svg:x="8.968cm" svg:y="3.17cm" svg:width="2.963cm" svg:height="1.536cm" draw:z-index="23"><draw:image xlink:href="Pictures/2000000700000B9400000600AFB0D968.svm" xlink:type="simple" xlink:show="embed" xlink:actuate="onLoad"/></draw:frame><draw:frame draw:style-name="fr5" draw:name="graphics4" text:anchor-type="paragraph" svg:x="8.862cm" svg:y="1.164cm" svg:width="3.069cm" svg:height="1.64cm" draw:z-index="22"><draw:image xlink:href="Pictures/2000000700000BFE00000669C249F432.svm" xlink:type="simple" xlink:show="embed" xlink:actuate="onLoad"/></draw:frame><text:tab/>จากนั้นก็จะทำการส่งข้อมูลเพื่อวาดภาพดังรูปต่อไปนี้</text:p>
      <text:p text:style-name="P14">Function API </text:p>
      <text:p text:style-name="P25">void lcd_initial(void) <text:span text:style-name="T12">(init or initial)</text:span></text:p>
      <text:p text:style-name="P21">Description</text:p>
      <text:p text:style-name="P21"><text:tab/>เป็นการกำหนดค่าเริ่มต้นในการใช้งานModule E_ARM7_LCD</text:p>
      <text:p text:style-name="P26">what they do</text:p>
      <text:p text:style-name="P21">Inputs</text:p>
      <text:p text:style-name="P21"><text:tab/>None</text:p>
      <text:p text:style-name="P21">Outputs</text:p>
      <text:p text:style-name="P21"><text:tab/>None</text:p>
      <text:p text:style-name="P21">Notes</text:p>
      <text:p text:style-name="P21"><text:tab/>None</text:p>
      <text:p text:style-name="P25"/>
      <text:p text:style-name="P21"><text:span text:style-name="T28">void lcd_write_data(unsigned char DataByte)</text:span><text:line-break/>Description</text:p>
      <text:p text:style-name="P21"><text:tab/>เป็นการส่งข้อมูลไปแสดงผลที่ละ 8 จุด</text:p>
      <text:p text:style-name="P21">Inputs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7">ค่าที่ต้องการ</text:p>
          </table:table-cell>
          <table:table-cell table:style-name="Table17.A1" office:value-type="string">
            <text:p text:style-name="P28">ประเภท</text:p>
          </table:table-cell>
          <table:table-cell table:style-name="Table17.C1" office:value-type="string">
            <text:p text:style-name="P27">คำอธิบาย</text:p>
          </table:table-cell>
        </table:table-row>
        <table:table-row>
          <table:table-cell table:style-name="Table17.A2" office:value-type="string">
            <text:p text:style-name="P21">DataByte</text:p>
          </table:table-cell>
          <table:table-cell table:style-name="Table17.A2" office:value-type="string">
            <text:p text:style-name="P21">unsigned char 8 bit </text:p>
          </table:table-cell>
          <table:table-cell table:style-name="Table17.C2" office:value-type="string">
            <text:p text:style-name="P21">เป็นข้อมูลของจุดทั้ง8 จุดที่จะนำไปแสดง</text:p>
          </table:table-cell>
        </table:table-row>
      </table:table>
      <text:p text:style-name="P21">Outputs</text:p>
      <text:p text:style-name="P21"><text:tab/>None</text:p>
      <text:p text:style-name="P21">Notes</text:p>
      <text:p text:style-name="P21"><draw:line text:anchor-type="paragraph" draw:z-index="34" draw:style-name="gr13" draw:text-style-name="P17" svg:x1="5.385cm" svg:y1="0.152cm" svg:x2="5.597cm" svg:y2="0.152cm"><text:p/></draw:line><text:tab/>เป็นการทำงานในโหมด D/C มีค่าเป็น 1 ??</text:p>
      <text:p text:style-name="P21"/>
      <text:p text:style-name="P25">void lcd_write_command(unsigned char CommandByte)</text:p>
      <text:p text:style-name="P21">Description</text:p>
      <text:p text:style-name="P21"><text:tab/>เป็นการส่งข้อมูลไปตั้งค่าการทำงานของ LCD</text:p>
      <text:p text:style-name="P21">Inputs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7">ค่าที่ต้องการ</text:p>
          </table:table-cell>
          <table:table-cell table:style-name="Table18.A1" office:value-type="string">
            <text:p text:style-name="P28">ประเภท</text:p>
          </table:table-cell>
          <table:table-cell table:style-name="Table18.C1" office:value-type="string">
            <text:p text:style-name="P27">คำอธิบาย</text:p>
          </table:table-cell>
        </table:table-row>
        <table:table-row>
          <table:table-cell table:style-name="Table18.A2" office:value-type="string">
            <text:p text:style-name="P21">CommandByte</text:p>
          </table:table-cell>
          <table:table-cell table:style-name="Table18.A2" office:value-type="string">
            <text:p text:style-name="P21">unsigned char 8 bit </text:p>
          </table:table-cell>
          <table:table-cell table:style-name="Table18.C2" office:value-type="string">
            <text:p text:style-name="P21">เป็นข้อมูลที่จะนำไปตั้งค่า LCD</text:p>
          </table:table-cell>
        </table:table-row>
      </table:table>
      <text:p text:style-name="P21">Outputs</text:p>
      <text:p text:style-name="P21"><text:tab/>None</text:p>
      <text:p text:style-name="P21">Notes</text:p>
      <text:p text:style-name="P21"><draw:line text:anchor-type="paragraph" draw:z-index="39" draw:style-name="gr13" draw:text-style-name="P17" svg:x1="5.364cm" svg:y1="0.15cm" svg:x2="5.614cm" svg:y2="0.15cm"><text:p/></draw:line><text:tab/>เป็นการทำงานในโหมด D/C มีค่าเป็น 0 โดยคำสั่งมีดังต่อไปนี้</text:p>
      <text:p text:style-name="P21"><draw:frame draw:style-name="fr4" draw:name="graphics20" text:anchor-type="paragraph" svg:x="-0.254cm" svg:y="11.559cm" svg:width="11.829cm" svg:height="2.409cm" draw:z-index="38"><draw:image xlink:href="Pictures/2000000700002E3400000969513F3FB4.svm" xlink:type="simple" xlink:show="embed" xlink:actuate="onLoad"/></draw:frame><draw:frame draw:style-name="fr5" draw:name="graphics16" text:anchor-type="paragraph" svg:x="-0.836cm" svg:y="0.884cm" svg:width="13.102cm" svg:height="9.883cm" draw:z-index="0"><draw:image xlink:href="Pictures/200000070000358A00002497068C81D0.svm" xlink:type="simple" xlink:show="embed" xlink:actuate="onLoad"/></draw:frame>V<text:span text:style-name="T29">op</text:span> เป็นการกำหนดแรงดันทำงานให้กับ LCD โดยมีสูตรคำนวณดังนี้</text:p>
      <text:p text:style-name="P44"><draw:frame draw:style-name="fr5" draw:name="graphics17" text:anchor-type="paragraph" svg:x="0.079cm" svg:y="0.415cm" svg:width="11.85cm" svg:height="6.034cm" draw:z-index="35"><draw:image xlink:href="Pictures/200000070000314E0000191EF891E3AE.svm" xlink:type="simple" xlink:show="embed" xlink:actuate="onLoad"/></draw:frame><draw:frame draw:style-name="fr4" draw:name="graphics18" text:anchor-type="paragraph" svg:x="1.93cm" svg:y="6.773cm" svg:width="7.833cm" svg:height="5.212cm" draw:z-index="36"><draw:image xlink:href="Pictures/2000000700001E990000145D80BFECD7.svm" xlink:type="simple" xlink:show="embed" xlink:actuate="onLoad"/></draw:frame><draw:frame draw:style-name="fr4" draw:name="graphics19" text:anchor-type="paragraph" svg:x="0.501cm" svg:y="12.091cm" svg:width="10.85cm" svg:height="3.836cm" draw:z-index="37"><draw:image xlink:href="Pictures/2000000700002A6100000EFD220B8738.svm" xlink:type="simple" xlink:show="embed" xlink:actuate="onLoad"/></draw:frame></text:p>
      <text:p text:style-name="P25">void lcd_clear_screen(void)</text:p>
      <text:p text:style-name="P21">Description</text:p>
      <text:p text:style-name="P21"><text:tab/>เป็นการกำหนดจุดบนหน้าจอให้เป็นสีขาวทั้งหมด</text:p>
      <text:p text:style-name="P21">Inputs</text:p>
      <text:p text:style-name="P21"><text:tab/>None</text:p>
      <text:p text:style-name="P21">Outputs</text:p>
      <text:p text:style-name="P21"><text:tab/>None</text:p>
      <text:p text:style-name="P21">Notes</text:p>
      <text:p text:style-name="P21"><text:tab/>None</text:p>
      <text:p text:style-name="P25"/>
      <text:p text:style-name="P25">void lcd_fill_picture(unsigned char picture[]) <text:span text:style-name="T12">?? Pointer</text:span><text:tab/><text:tab/><text:tab/></text:p>
      <text:p text:style-name="P21">Description</text:p>
      <text:p text:style-name="P21"><text:tab/>เป็นฟังก์ชันช่วยในการวาดรูปภาพ โดยจะวาดภาพตามข้อมูลที่ได้รับมา</text:p>
      <text:p text:style-name="P21">Inputs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7">ค่าที่ต้องการ</text:p>
          </table:table-cell>
          <table:table-cell table:style-name="Table19.A1" office:value-type="string">
            <text:p text:style-name="P28">ประเภท</text:p>
          </table:table-cell>
          <table:table-cell table:style-name="Table19.C1" office:value-type="string">
            <text:p text:style-name="P27">คำอธิบาย</text:p>
          </table:table-cell>
        </table:table-row>
        <table:table-row>
          <table:table-cell table:style-name="Table19.A2" office:value-type="string">
            <text:p text:style-name="P21">picture</text:p>
          </table:table-cell>
          <table:table-cell table:style-name="Table19.A2" office:value-type="string">
            <text:p text:style-name="P21">array of unsigned char 8 bit </text:p>
          </table:table-cell>
          <table:table-cell table:style-name="Table19.C2" office:value-type="string">
            <text:p text:style-name="P21">เป็นข้อมูลของจุดบนจอภาพทั้งหมด 504 จุด</text:p>
          </table:table-cell>
        </table:table-row>
      </table:table>
      <text:p text:style-name="P21"/>
      <text:p text:style-name="P21">Outputs</text:p>
      <text:p text:style-name="P21"><text:tab/>None</text:p>
      <text:p text:style-name="P21">Notes</text:p>
      <text:p text:style-name="P21"><text:tab/>None</text:p>
      <text:p text:style-name="P25"/>
      <text:p text:style-name="P25">void lcd_gotoxy(unsigned char x,unsigned char y)</text:p>
      <text:p text:style-name="P21">Description</text:p>
      <text:p text:style-name="P21"><text:tab/>เป็นการเลื่อนตำแหน่งไปยังจุด X และ Y </text:p>
      <text:p text:style-name="P21">Inputs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7">ค่าที่ต้องการ</text:p>
          </table:table-cell>
          <table:table-cell table:style-name="Table20.A1" office:value-type="string">
            <text:p text:style-name="P28">ประเภท</text:p>
          </table:table-cell>
          <table:table-cell table:style-name="Table20.C1" office:value-type="string">
            <text:p text:style-name="P27">คำอธิบาย</text:p>
          </table:table-cell>
        </table:table-row>
        <table:table-row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unsigned char 8 bit </text:p>
          </table:table-cell>
          <table:table-cell table:style-name="Table20.C2" office:value-type="string">
            <text:p text:style-name="P21">ตำแหน่ง X ที่ต้องการเลื่อนไป</text:p>
          </table:table-cell>
        </table:table-row>
        <table:table-row>
          <table:table-cell table:style-name="Table20.A2" office:value-type="string">
            <text:p text:style-name="P21">y</text:p>
          </table:table-cell>
          <table:table-cell table:style-name="Table20.A2" office:value-type="string">
            <text:p text:style-name="P21">unsigned char 8 bit </text:p>
          </table:table-cell>
          <table:table-cell table:style-name="Table20.C2" office:value-type="string">
            <text:p text:style-name="P21">ตำแหน่งY ที่ต้องการเลื่อนไป</text:p>
          </table:table-cell>
        </table:table-row>
      </table:table>
      <text:p text:style-name="P21">Outputs</text:p>
      <text:p text:style-name="P21"><text:tab/>None</text:p>
      <text:p text:style-name="P21">Notes</text:p>
      <text:p text:style-name="P21"><text:tab/>None</text:p>
      <text:p text:style-name="P25"/>
      <text:p text:style-name="P25">void lcd_put_char(unsigned char character)</text:p>
      <text:p text:style-name="P21">Description</text:p>
      <text:p text:style-name="P21"><text:tab/>เป็นการแสดงรูปภาพเป็นตัวอักษรขนาด 5 ช่อง</text:p>
      <text:p text:style-name="P21">Inputs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7">ค่าที่ต้องการ</text:p>
          </table:table-cell>
          <table:table-cell table:style-name="Table21.A1" office:value-type="string">
            <text:p text:style-name="P28">ประเภท</text:p>
          </table:table-cell>
          <table:table-cell table:style-name="Table21.C1" office:value-type="string">
            <text:p text:style-name="P27">คำอธิบาย</text:p>
          </table:table-cell>
        </table:table-row>
        <table:table-row>
          <table:table-cell table:style-name="Table21.A2" office:value-type="string">
            <text:p text:style-name="P21">character</text:p>
          </table:table-cell>
          <table:table-cell table:style-name="Table21.A2" office:value-type="string">
            <text:p text:style-name="P21">unsigned char 8 bit<text:line-break/>(ASCII) </text:p>
          </table:table-cell>
          <table:table-cell table:style-name="Table21.C2" office:value-type="string">
            <text:p text:style-name="P21">ตัวอักษรที่ต้องการจะแสดง</text:p>
          </table:table-cell>
        </table:table-row>
      </table:table>
      <text:p text:style-name="P21">Outputs</text:p>
      <text:p text:style-name="P21"><text:tab/>None</text:p>
      <text:p text:style-name="P21">Notes</text:p>
      <text:p text:style-name="P21"><text:tab/>None</text:p>
      <text:p text:style-name="P25"/>
      <text:p text:style-name="P25">void lcd_print_string(unsigned char *string , unsigned char CharCount)</text:p>
      <text:p text:style-name="P21">Description</text:p>
      <text:p text:style-name="P21"><text:tab/>เป็นการแสดงรูปภาพเป็นข้อความโดยมีตัวอักษรขนาด 5 ช่องและช่องว่างระหว่างตัวอักษร 1 ช่อง</text:p>
      <text:p text:style-name="P21"/>
      <text:p text:style-name="P21">Inputs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7">ค่าที่ต้องการ</text:p>
          </table:table-cell>
          <table:table-cell table:style-name="Table22.A1" office:value-type="string">
            <text:p text:style-name="P28">ประเภท</text:p>
          </table:table-cell>
          <table:table-cell table:style-name="Table22.C1" office:value-type="string">
            <text:p text:style-name="P27">คำอธิบาย</text:p>
          </table:table-cell>
        </table:table-row>
        <table:table-row>
          <table:table-cell table:style-name="Table22.A2" office:value-type="string">
            <text:p text:style-name="P21">string</text:p>
          </table:table-cell>
          <table:table-cell table:style-name="Table22.A2" office:value-type="string">
            <text:p text:style-name="P21">Pointer of unsigned char 8 bit </text:p>
          </table:table-cell>
          <table:table-cell table:style-name="Table22.C2" office:value-type="string">
            <text:p text:style-name="P21">ข้อความที่ต้องการป้อน</text:p>
          </table:table-cell>
        </table:table-row>
        <table:table-row>
          <table:table-cell table:style-name="Table22.A2" office:value-type="string">
            <text:p text:style-name="P21">charcount</text:p>
          </table:table-cell>
          <table:table-cell table:style-name="Table22.A2" office:value-type="string">
            <text:p text:style-name="P21">unsigned char 8 bit </text:p>
          </table:table-cell>
          <table:table-cell table:style-name="Table22.C2" office:value-type="string">
            <text:p text:style-name="P21">จำนวนของตัวอักษรในข้อความ</text:p>
          </table:table-cell>
        </table:table-row>
      </table:table>
      <text:p text:style-name="P21">Outputs</text:p>
      <text:p text:style-name="P21"><text:tab/>None</text:p>
      <text:p text:style-name="P21">Notes</text:p>
      <text:p text:style-name="P21"><text:tab/>None</text:p>
      <text:p text:style-name="P21"/>
      <text:p text:style-name="P44">Resource usage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9">PIN</text:p>
          </table:table-cell>
          <table:table-cell table:style-name="Table26.B1" office:value-type="string">
            <text:p text:style-name="P29">Use as</text:p>
          </table:table-cell>
        </table:table-row>
        <table:table-row>
          <table:table-cell table:style-name="Table26.A2" office:value-type="string">
            <text:p text:style-name="P29">0.17</text:p>
          </table:table-cell>
          <table:table-cell table:style-name="Table26.B2" office:value-type="string">
            <text:p text:style-name="P15">SCLK1</text:p>
          </table:table-cell>
        </table:table-row>
        <table:table-row>
          <table:table-cell table:style-name="Table26.A2" office:value-type="string">
            <text:p text:style-name="P29">0.19</text:p>
          </table:table-cell>
          <table:table-cell table:style-name="Table26.B2" office:value-type="string">
            <text:p text:style-name="P15">MOSI1</text:p>
          </table:table-cell>
        </table:table-row>
        <table:table-row>
          <table:table-cell table:style-name="Table26.A2" office:value-type="string">
            <text:p text:style-name="P29">0.21</text:p>
          </table:table-cell>
          <table:table-cell table:style-name="Table26.B2" office:value-type="string">
            <text:p text:style-name="P15">GPIO output</text:p>
          </table:table-cell>
        </table:table-row>
        <table:table-row>
          <table:table-cell table:style-name="Table26.A2" office:value-type="string">
            <text:p text:style-name="P29">0.23</text:p>
          </table:table-cell>
          <table:table-cell table:style-name="Table26.B2" office:value-type="string">
            <text:p text:style-name="P15">GPIO output</text:p>
          </table:table-cell>
        </table:table-row>
        <table:table-row>
          <table:table-cell table:style-name="Table26.A2" office:value-type="string">
            <text:p text:style-name="P29">0.31</text:p>
          </table:table-cell>
          <table:table-cell table:style-name="Table26.B2" office:value-type="string">
            <text:p text:style-name="P15">GPIO output</text:p>
          </table:table-cell>
        </table:table-row>
      </table:table>
      <text:p text:style-name="ChapterNo"/>
      <text:p text:style-name="ChapterNo">A</text:p>
      <text:h text:style-name="Chaptertitle" text:outline-level="1">S/W Module Template</text:h>
      <text:p text:style-name="Heading_20_1">Module objective</text:p>
      <text:p text:style-name="P21">Describe the module objective, what they do, what is the benefits for this module</text:p>
      <text:p text:style-name="Heading_20_1">Module <text:s/>Requirements</text:p>
      <text:p text:style-name="P21">Requirements for this module </text:p>
      <text:p text:style-name="Heading_20_1">Function API </text:p>
      <text:p text:style-name="P21">Describe the <text:s/>Function API, Pseudo code for easy port to different platform</text:p>
      <text:p text:style-name="Text_20_body">Format <text:s text:c="4"/>Return value <text:s text:c="2"/>functioname <text:s text:c="2"/>(parameters) <text:s/></text:p>
      <text:p text:style-name="Text_20_body"><text:tab/> <text:s text:c="4"/>Brief description</text:p>
      <text:p text:style-name="Text_20_body"><text:tab/> <text:s text:c="4"/>Pseudo code</text:p>
      <text:p text:style-name="Text_20_body">Ex. <text:s/></text:p>
      <text:p text:style-name="P45">void <text:s text:c="2"/>io_7segment_display_str (* uint8_t str ) <text:s text:c="2"/></text:p>
      <text:p text:style-name="Text_20_body"><text:s/>Display string pointed by str <text:s/>over 7 Segments <text:s/>( Ex <text:s/>Hello)</text:p>
      <text:p text:style-name="P46">Pseudo Code</text:p>
      <text:p text:style-name="Text_20_body"><text:tab/>Output each characters to Serial characters until end on string (null characters)</text:p>
      <text:list text:style-name="L2">
        <text:list-header>
          <text:p text:style-name="P47">Global Data structure</text:p>
        </text:list-header>
        <text:list-item>
          <text:p text:style-name="P48">Usage of the data structure</text:p>
        </text:list-item>
        <text:list-item>
          <text:p text:style-name="P48">DFD ( If apply)</text:p>
        </text:list-item>
      </text:list>
      <text:p text:style-name="Heading_20_1">File location</text:p>
      <text:list text:style-name="L3">
        <text:list-item>
          <text:p text:style-name="P49">Source code </text:p>
        </text:list-item>
      </text:list>
      <text:list text:style-name="L4">
        <text:list-header>
          <text:p text:style-name="P50">Resource usage <text:s/>( Worksheet)</text:p>
        </text:list-header>
      </text:list>
      <text:list text:style-name="L5">
        <text:list-item>
          <text:p text:style-name="P51">Peripheral <text:s/>Ex. Time, Serial</text:p>
        </text:list-item>
        <text:list-item>
          <text:p text:style-name="P51">Port / Pin Usage<text:tab/></text:p>
        </text:list-item>
        <text:list-item>
          <text:p text:style-name="P51">Register usage/ Setting</text:p>
        </text:list-item>
        <text:list-item>
          <text:p text:style-name="P51">Interrupt</text:p>
        </text:list-item>
        <text:list-item>
          <text:p text:style-name="P51">Flash memory </text:p>
        </text:list-item>
        <text:list-item>
          <text:p text:style-name="P51">Data memory</text:p>
          <text:p text:style-name="P52"/>
        </text:list-item>
      </text:list>
      <text:p text:style-name="Heading_20_1">Future enhancement</text:p>
      <text:p text:style-name="Text_20_body">Future expansion, new features </text:p>
      <text:p text:style-name="Text_20_body"/>
      <text:h text:style-name="Heading_20_2" text:outline-level="2"/>
      <text:p text:style-name="P53"/>
      <text:p text:style-name="Text_20_body"/>
      <text:p text:style-name="Text_20_body"/>
      <text:p text:style-name="Heading_20_1"/>
      <text:alphabetical-index text:style-name="Sect2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54">บรรณาณุกรม</text:p>
          </text:index-title>
          <text:p text:style-name="P55">Embedded<text:tab/><text:span text:style-name="Main_20_index_20_entry">8</text:span></text:p>
        </text:index-body>
      </text:alphabetical-index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2" svg:font-family="'Angsana New'"/>
    <style:font-face style:name="AngsanaNew" svg:font-family="AngsanaNew"/>
    <style:font-face style:name="AngsanaNew1" svg:font-family="AngsanaNew" style:font-family-generic="roman"/>
    <style:font-face style:name="AngsanaNew,Italic1" svg:font-family="'AngsanaNew,Italic'" style:font-family-generic="roman"/>
    <style:font-face style:name="AngsanaNew,Italic" svg:font-family="'AngsanaNew,Italic'" style:font-family-generic="script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 New3" svg:font-family="'Angsana New'" style:font-adornments="Regular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1" style:font-size-complex="12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0.679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pm2">
      <style:page-layout-properties fo:page-width="14.85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2"/></text:span><text:span text:style-name="T4"><text:s text:c="12"/></text:span><text:span text:style-name="T5">E-block S/W Module <text:s/></text:span><text:span text:style-name="T6"><text:s/></text:span><text:span text:style-name="T7"><text:page-number text:select-page="current">36</text:page-number></text:span></text:p>
      </style:head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02-21T11:23:44</meta:creation-date>
    <dc:creator>wichai tos</dc:creator>
    <dc:date>2008-05-21T11:43:38</dc:date>
    <dc:language>en-US</dc:language>
    <meta:editing-cycles>84</meta:editing-cycles>
    <meta:editing-duration>P1DT12H15M32S</meta:editing-duration>
    <meta:user-defined meta:name="Info 1"/>
    <meta:user-defined meta:name="Info 2"/>
    <meta:user-defined meta:name="Info 3"/>
    <meta:user-defined meta:name="Info 4"/>
    <meta:document-statistic meta:table-count="23" meta:image-count="20" meta:object-count="0" meta:page-count="36" meta:paragraph-count="474" meta:word-count="2583" meta:character-count="11613"/>
  </office:meta>
</office:document-meta>
</file>